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1.4063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0.5028in"/>
    </style:style>
    <style:style style:name="co17" style:family="table-column">
      <style:table-column-properties fo:break-before="auto" style:column-width="7.68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1</text:p>
          </table:table-cell>
          <table:table-cell office:value-type="string">
            <text:p>ra2</text:p>
          </table:table-cell>
          <table:table-cell office:value-type="string">
            <text:p>ra3</text:p>
          </table:table-cell>
          <table:table-cell table:style-name="ce1" office:value-type="string">
            <text:p>dec1</text:p>
          </table:table-cell>
          <table:table-cell table:style-name="ce1" office:value-type="string">
            <text:p>dec2</text:p>
          </table:table-cell>
          <table:table-cell table:style-name="ce1" office:value-type="string">
            <text:p>dec3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 office:value-type="string">
            <text:p>xref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AM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5.67525">
            <text:p>15.67525</text:p>
          </table:table-cell>
          <table:table-cell office:value-type="float" office:value="-40">
            <text:p>-40</text:p>
          </table:table-cell>
          <table:table-cell office:value-type="float" office:value="18">
            <text:p>18</text:p>
          </table:table-cell>
          <table:table-cell office:value-type="float" office:value="16.8524">
            <text:p>16.8524</text:p>
          </table:table-cell>
          <table:table-cell office:value-type="float" office:value="0.7778114535">
            <text:p>0.7778114535</text:p>
          </table:table-cell>
          <table:table-cell office:value-type="float" office:value="-0.7034493913">
            <text:p>-0.7034493913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HER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.84548">
            <text:p>42.8454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12.3101">
            <text:p>12.3101</text:p>
          </table:table-cell>
          <table:table-cell office:value-type="float" office:value="0.4263581548">
            <text:p>0.4263581548</text:p>
          </table:table-cell>
          <table:table-cell office:value-type="float" office:value="-0.9989697896">
            <text:p>-0.9989697896</text:p>
          </table:table-cell>
          <table:table-cell office:value-type="float" office:value="0.5">
            <text:p>0.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5.89522">
            <text:p>35.89522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56.7343">
            <text:p>56.7343</text:p>
          </table:table-cell>
          <table:table-cell office:value-type="float" office:value="3.257649429">
            <text:p>3.257649429</text:p>
          </table:table-cell>
          <table:table-cell office:value-type="float" office:value="-1.1012869254">
            <text:p>-1.1012869254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UBEN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.2217">
            <text:p>29.221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.723">
            <text:p>27.723</text:p>
          </table:table-cell>
          <table:table-cell office:value-type="float" office:value="2.3495929059">
            <text:p>2.3495929059</text:p>
          </table:table-cell>
          <table:table-cell office:value-type="float" office:value="0.2069559213">
            <text:p>0.2069559213</text:p>
          </table:table-cell>
          <table:table-cell office:value-type="float" office:value="4.2">
            <text:p>4.2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HA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7.6">
            <text:p>37.6</text:p>
          </table:table-cell>
          <table:table-cell office:value-type="float" office:value="-28">
            <text:p>-2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.8266034175">
            <text:p>1.8266034175</text:p>
          </table:table-cell>
          <table:table-cell office:value-type="float" office:value="-0.5056558213">
            <text:p>-0.5056558213</text:p>
          </table:table-cell>
          <table:table-cell office:value-type="float" office:value="1.51">
            <text:p>1.51</text:p>
          </table:table-cell>
          <table:table-cell office:value-type="string">
            <text:p>B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HIL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.41924">
            <text:p>20.4192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3.6003">
            <text:p>43.6003</text:p>
          </table:table-cell>
          <table:table-cell office:value-type="float" office:value="0.3592774257">
            <text:p>0.3592774257</text:p>
          </table:table-cell>
          <table:table-cell office:value-type="float" office:value="0.7946270781">
            <text:p>0.7946270781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office:value-type="float" office:value="1.1720613148">
            <text:p>1.1720613148</text:p>
          </table:table-cell>
          <table:table-cell office:value-type="float" office:value="0.3347614227">
            <text:p>0.3347614227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 BALI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0.5526">
            <text:p>40.5526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  <table:table-cell office:value-type="float" office:value="44.7877">
            <text:p>44.7877</text:p>
          </table:table-cell>
          <table:table-cell office:value-type="float" office:value="5.4440130114">
            <text:p>5.4440130114</text:p>
          </table:table-cell>
          <table:table-cell office:value-type="float" office:value="-0.1657325276">
            <text:p>-0.1657325276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 HURR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.4742">
            <text:p>8.47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6.5826">
            <text:p>56.5826</text:p>
          </table:table-cell>
          <table:table-cell office:value-type="float" office:value="1.3925163397">
            <text:p>1.3925163397</text:p>
          </table:table-cell>
          <table:table-cell office:value-type="float" office:value="0.699860462">
            <text:p>0.699860462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 KALB AL 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2.9">
            <text:p>52.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.8899698989">
            <text:p>5.8899698989</text:p>
          </table:table-cell>
          <table:table-cell office:value-type="float" office:value="1.3757412385">
            <text:p>1.3757412385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 KALB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.1578877868">
            <text:p>1.1578877868</text:p>
          </table:table-cell>
          <table:table-cell office:value-type="float" office:value="0.3891017642">
            <text:p>0.3891017642</text:p>
          </table:table-cell>
          <table:table-cell office:value-type="float" office:value="4.21">
            <text:p>4.2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L KURUD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.6328">
            <text:p>31.6328</text:p>
          </table:table-cell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10.513">
            <text:p>10.513</text:p>
          </table:table-cell>
          <table:table-cell office:value-type="float" office:value="1.6036399908">
            <text:p>1.6036399908</text:p>
          </table:table-cell>
          <table:table-cell office:value-type="float" office:value="0.6501861148">
            <text:p>0.6501861148</text:p>
          </table:table-cell>
          <table:table-cell office:value-type="float" office:value="4.993">
            <text:p>4.9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 MAAZ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.13245">
            <text:p>58.1324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3.9059">
            <text:p>23.9059</text:p>
          </table:table-cell>
          <table:table-cell office:value-type="float" office:value="1.3175877732">
            <text:p>1.3175877732</text:p>
          </table:table-cell>
          <table:table-cell office:value-type="float" office:value="0.7648609997">
            <text:p>0.7648609997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L MINCHIR AL ASAD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.2591">
            <text:p>39.2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6.367">
            <text:p>56.367</text:p>
          </table:table-cell>
          <table:table-cell office:value-type="float" office:value="2.4637692476">
            <text:p>2.4637692476</text:p>
          </table:table-cell>
          <table:table-cell office:value-type="float" office:value="0.4569677625">
            <text:p>0.4569677625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L NAIR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.98473">
            <text:p>13.98473</text:p>
          </table:table-cell>
          <table:table-cell office:value-type="float" office:value="-46">
            <text:p>-46</text:p>
          </table:table-cell>
          <table:table-cell office:value-type="float" office:value="57">
            <text:p>57</text:p>
          </table:table-cell>
          <table:table-cell office:value-type="float" office:value="39.5078">
            <text:p>39.5078</text:p>
          </table:table-cell>
          <table:table-cell office:value-type="float" office:value="5.7955101149">
            <text:p>5.7955101149</text:p>
          </table:table-cell>
          <table:table-cell office:value-type="float" office:value="-0.819623623">
            <text:p>-0.819623623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L NASL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8.4881">
            <text:p>48.4881</text:p>
          </table:table-cell>
          <table:table-cell office:value-type="float" office:value="-30">
            <text:p>-30</text:p>
          </table:table-cell>
          <table:table-cell office:value-type="float" office:value="25">
            <text:p>25</text:p>
          </table:table-cell>
          <table:table-cell office:value-type="float" office:value="26.7235">
            <text:p>26.7235</text:p>
          </table:table-cell>
          <table:table-cell office:value-type="float" office:value="4.7377317502">
            <text:p>4.7377317502</text:p>
          </table:table-cell>
          <table:table-cell office:value-type="float" office:value="-0.53100054">
            <text:p>-0.53100054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 NIYAT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.31571">
            <text:p>11.31571</text:p>
          </table:table-cell>
          <table:table-cell office:value-type="float" office:value="-25">
            <text:p>-25</text:p>
          </table:table-cell>
          <table:table-cell office:value-type="float" office:value="35">
            <text:p>35</text:p>
          </table:table-cell>
          <table:table-cell office:value-type="float" office:value="34.0515">
            <text:p>34.0515</text:p>
          </table:table-cell>
          <table:table-cell office:value-type="float" office:value="4.2812428922">
            <text:p>4.2812428922</text:p>
          </table:table-cell>
          <table:table-cell office:value-type="float" office:value="-0.4466784866">
            <text:p>-0.4466784866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L RISCHA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table:number-columns-repeated="2" office:value-type="float" office:value="2">
            <text:p>2</text:p>
          </table:table-cell>
          <table:table-cell office:value-type="float" office:value="2.81972">
            <text:p>2.819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9.541">
            <text:p>49.541</text:p>
          </table:table-cell>
          <table:table-cell office:value-type="float" office:value="0.5325304777">
            <text:p>0.5325304777</text:p>
          </table:table-cell>
          <table:table-cell office:value-type="float" office:value="0.048236736">
            <text:p>0.048236736</text:p>
          </table:table-cell>
          <table:table-cell office:value-type="float" office:value="3.82">
            <text:p>3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L SHARA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table:number-columns-repeated="2"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-22">
            <text:p>-2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.9306623413">
            <text:p>2.9306623413</text:p>
          </table:table-cell>
          <table:table-cell office:value-type="float" office:value="0.3983859462">
            <text:p>0.3983859462</text:p>
          </table:table-cell>
          <table:table-cell office:value-type="float" office:value="4.48">
            <text:p>4.48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L SUHAIL AL MUHLIF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.75787">
            <text:p>59.75787</text:p>
          </table:table-cell>
          <table:table-cell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57.3273">
            <text:p>57.3273</text:p>
          </table:table-cell>
          <table:table-cell office:value-type="float" office:value="2.391083467">
            <text:p>2.391083467</text:p>
          </table:table-cell>
          <table:table-cell office:value-type="float" office:value="-0.7580417142">
            <text:p>-0.7580417142</text:p>
          </table:table-cell>
          <table:table-cell office:value-type="float" office:value="2.23">
            <text:p>2.23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 THALIMAIN POSTE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.27606">
            <text:p>43.27606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1.7611">
            <text:p>11.7611</text:p>
          </table:table-cell>
          <table:table-cell office:value-type="float" office:value="5.1344151248">
            <text:p>5.1344151248</text:p>
          </table:table-cell>
          <table:table-cell office:value-type="float" office:value="-0.0224554115">
            <text:p>-0.0224554115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L THALIMAIN P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.93898">
            <text:p>14.93898</text:p>
          </table:table-cell>
          <table:table-cell office:value-type="float" office:value="-4">
            <text:p>-4</text:p>
          </table:table-cell>
          <table:table-cell office:value-type="float" office:value="52">
            <text:p>52</text:p>
          </table:table-cell>
          <table:table-cell office:value-type="float" office:value="57.2007">
            <text:p>57.2007</text:p>
          </table:table-cell>
          <table:table-cell office:value-type="float" office:value="5.0014547002">
            <text:p>5.0014547002</text:p>
          </table:table-cell>
          <table:table-cell office:value-type="float" office:value="-0.0852166737">
            <text:p>-0.085216673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LAMAK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.9531">
            <text:p>53.95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7.009">
            <text:p>47.009</text:p>
          </table:table-cell>
          <table:table-cell office:value-type="float" office:value="0.5406123251">
            <text:p>0.5406123251</text:p>
          </table:table-cell>
          <table:table-cell office:value-type="float" office:value="0.7387930679">
            <text:p>0.7387930679</text:p>
          </table:table-cell>
          <table:table-cell office:value-type="float" office:value="2.15">
            <text:p>2.15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ATH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.8">
            <text:p>13.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LBIREO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5.3954">
            <text:p>45.39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4.995">
            <text:p>54.995</text:p>
          </table:table-cell>
          <table:table-cell office:value-type="float" office:value="5.1083893087">
            <text:p>5.1083893087</text:p>
          </table:table-cell>
          <table:table-cell office:value-type="float" office:value="0.4880861492">
            <text:p>0.4880861492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LCHIBA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float" office:value="-24">
            <text:p>-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.1783027455">
            <text:p>3.1783027455</text:p>
          </table:table-cell>
          <table:table-cell office:value-type="float" office:value="-0.4316005315">
            <text:p>-0.4316005315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LCO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3.5">
            <text:p>13.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CY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9.0765">
            <text:p>29.076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.494">
            <text:p>18.494</text:p>
          </table:table-cell>
          <table:table-cell office:value-type="float" office:value="0.9925888533">
            <text:p>0.9925888533</text:p>
          </table:table-cell>
          <table:table-cell office:value-type="float" office:value="0.4207140112">
            <text:p>0.4207140112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LDA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9">
            <text:p>4.3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LDEBAR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5.239">
            <text:p>55.23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49">
            <text:p>33.49</text:p>
          </table:table-cell>
          <table:table-cell office:value-type="float" office:value="1.2039309542">
            <text:p>1.2039309542</text:p>
          </table:table-cell>
          <table:table-cell office:value-type="float" office:value="0.2881416907">
            <text:p>0.2881416907</text:p>
          </table:table-cell>
          <table:table-cell office:value-type="float" office:value="0.85">
            <text:p>0.8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LDERAMIN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4.7715">
            <text:p>34.771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8.061">
            <text:p>8.061</text:p>
          </table:table-cell>
          <table:table-cell office:value-type="float" office:value="5.578855615">
            <text:p>5.578855615</text:p>
          </table:table-cell>
          <table:table-cell office:value-type="float" office:value="1.0923243044">
            <text:p>1.0923243044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LDHAFE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.41597">
            <text:p>41.4159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.3221">
            <text:p>2.3221</text:p>
          </table:table-cell>
          <table:table-cell office:value-type="float" office:value="2.6908189024">
            <text:p>2.6908189024</text:p>
          </table:table-cell>
          <table:table-cell office:value-type="float" office:value="0.408709191">
            <text:p>0.40870919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LDHANAB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5.7262">
            <text:p>55.7262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  <table:table-cell office:value-type="float" office:value="53.479">
            <text:p>53.479</text:p>
          </table:table-cell>
          <table:table-cell office:value-type="float" office:value="5.7330957933">
            <text:p>5.7330957933</text:p>
          </table:table-cell>
          <table:table-cell office:value-type="float" office:value="-0.6521397491">
            <text:p>-0.6521397491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LD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9.48594">
            <text:p>59.4859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1.1699">
            <text:p>51.1699</text:p>
          </table:table-cell>
          <table:table-cell office:value-type="float" office:value="4.2934725764">
            <text:p>4.2934725764</text:p>
          </table:table-cell>
          <table:table-cell office:value-type="float" office:value="1.0736255687">
            <text:p>1.0736255687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LFIRK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9.5971">
            <text:p>39.597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.578">
            <text:p>38.578</text:p>
          </table:table-cell>
          <table:table-cell office:value-type="float" office:value="5.6228397738">
            <text:p>5.6228397738</text:p>
          </table:table-cell>
          <table:table-cell office:value-type="float" office:value="1.2315168187">
            <text:p>1.2315168187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LGENI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.15123">
            <text:p>14.151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.9368">
            <text:p>0.9368</text:p>
          </table:table-cell>
          <table:table-cell office:value-type="float" office:value="0.0577523072">
            <text:p>0.0577523072</text:p>
          </table:table-cell>
          <table:table-cell office:value-type="float" office:value="0.2650036998">
            <text:p>0.265003699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GIEB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8.35056">
            <text:p>58.3505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.3468">
            <text:p>29.3468</text:p>
          </table:table-cell>
          <table:table-cell office:value-type="float" office:value="2.7051403899">
            <text:p>2.7051403899</text:p>
          </table:table-cell>
          <table:table-cell office:value-type="float" office:value="0.3462992456">
            <text:p>0.3462992456</text:p>
          </table:table-cell>
          <table:table-cell office:value-type="float" office:value="2.01">
            <text:p>2.01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GO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.1315">
            <text:p>10.131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0.332">
            <text:p>20.332</text:p>
          </table:table-cell>
          <table:table-cell office:value-type="float" office:value="0.8210415319">
            <text:p>0.8210415319</text:p>
          </table:table-cell>
          <table:table-cell office:value-type="float" office:value="0.714810901">
            <text:p>0.714810901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LGO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1.85517">
            <text:p>51.85517</text:p>
          </table:table-cell>
          <table:table-cell office:value-type="float" office:value="-16">
            <text:p>-16</text:p>
          </table:table-cell>
          <table:table-cell office:value-type="float" office:value="30">
            <text:p>30</text:p>
          </table:table-cell>
          <table:table-cell office:value-type="float" office:value="55.5525">
            <text:p>55.5525</text:p>
          </table:table-cell>
          <table:table-cell office:value-type="float" office:value="3.2719000387">
            <text:p>3.2719000387</text:p>
          </table:table-cell>
          <table:table-cell office:value-type="float" office:value="-0.2882486527">
            <text:p>-0.2882486527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LHEN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2.7105">
            <text:p>42.71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.4095">
            <text:p>57.4095</text:p>
          </table:table-cell>
          <table:table-cell office:value-type="float" office:value="1.7353452778">
            <text:p>1.7353452778</text:p>
          </table:table-cell>
          <table:table-cell office:value-type="float" office:value="0.2862214382">
            <text:p>0.2862214382</text:p>
          </table:table-cell>
          <table:table-cell office:value-type="float" office:value="1.9">
            <text:p>1.9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LIOT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.74959">
            <text:p>1.7495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5.3627">
            <text:p>35.3627</text:p>
          </table:table-cell>
          <table:table-cell office:value-type="float" office:value="3.3773393364">
            <text:p>3.3773393364</text:p>
          </table:table-cell>
          <table:table-cell office:value-type="float" office:value="0.9766831597">
            <text:p>0.976683159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LKAFZA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.0807242959">
            <text:p>3.0807242959</text:p>
          </table:table-cell>
          <table:table-cell office:value-type="float" office:value="0.8339086203">
            <text:p>0.8339086203</text:p>
          </table:table-cell>
          <table:table-cell office:value-type="float" office:value="3.69">
            <text:p>3.6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LKALURO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.4278">
            <text:p>29.427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7.8">
            <text:p>37.8</text:p>
          </table:table-cell>
          <table:table-cell office:value-type="float" office:value="4.0338506221">
            <text:p>4.0338506221</text:p>
          </table:table-cell>
          <table:table-cell office:value-type="float" office:value="0.6523546234">
            <text:p>0.6523546234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LKE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6.4647">
            <text:p>46.4647</text:p>
          </table:table-cell>
          <table:table-cell office:value-type="float" office:value="-18">
            <text:p>-18</text:p>
          </table:table-cell>
          <table:table-cell office:value-type="float" office:value="17">
            <text:p>17</text:p>
          </table:table-cell>
          <table:table-cell office:value-type="float" office:value="55.62">
            <text:p>55.62</text:p>
          </table:table-cell>
          <table:table-cell office:value-type="float" office:value="2.878808951">
            <text:p>2.878808951</text:p>
          </table:table-cell>
          <table:table-cell office:value-type="float" office:value="-0.3193740183">
            <text:p>-0.3193740183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LKURAH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7.4">
            <text:p>47.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0.71">
            <text:p>40.71</text:p>
          </table:table-cell>
          <table:table-cell office:value-type="float" office:value="5.7761235262">
            <text:p>5.7761235262</text:p>
          </table:table-cell>
          <table:table-cell office:value-type="float" office:value="1.1279709526">
            <text:p>1.1279709526</text:p>
          </table:table-cell>
          <table:table-cell office:value-type="float" office:value="4.29">
            <text:p>4.2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LNILA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1.4670074139">
            <text:p>1.4670074139</text:p>
          </table:table-cell>
          <table:table-cell office:value-type="float" office:value="0.0209774032">
            <text:p>0.0209774032</text:p>
          </table:table-cell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LNITAK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.4868387176">
            <text:p>1.4868387176</text:p>
          </table:table-cell>
          <table:table-cell office:value-type="float" office:value="0.0339078689">
            <text:p>0.0339078689</text:p>
          </table:table-cell>
          <table:table-cell office:value-type="string">
            <text:p>2.0–10.8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PHARD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.2433">
            <text:p>35.2433</text:p>
          </table:table-cell>
          <table:table-cell office:value-type="float" office:value="-8">
            <text:p>-8</text:p>
          </table:table-cell>
          <table:table-cell office:value-type="float" office:value="39">
            <text:p>39</text:p>
          </table:table-cell>
          <table:table-cell office:value-type="float" office:value="30.969">
            <text:p>30.969</text:p>
          </table:table-cell>
          <table:table-cell office:value-type="float" office:value="2.4765671798">
            <text:p>2.4765671798</text:p>
          </table:table-cell>
          <table:table-cell office:value-type="float" office:value="-0.1511211222">
            <text:p>-0.1511211222</text:p>
          </table:table-cell>
          <table:table-cell office:value-type="float" office:value="1.98">
            <text:p>1.98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LPHEKKA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1.2681">
            <text:p>41.268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2.895">
            <text:p>52.895</text:p>
          </table:table-cell>
          <table:table-cell office:value-type="float" office:value="4.0783449043">
            <text:p>4.0783449043</text:p>
          </table:table-cell>
          <table:table-cell office:value-type="float" office:value="0.4662593525">
            <text:p>0.4662593525</text:p>
          </table:table-cell>
          <table:table-cell office:value-type="float" office:value="2.21">
            <text:p>2.21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LPHEKKA MERIDIANIA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.34097">
            <text:p>28.34097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16.1022">
            <text:p>16.1022</text:p>
          </table:table-cell>
          <table:table-cell office:value-type="float" office:value="5.0155192899">
            <text:p>5.0155192899</text:p>
          </table:table-cell>
          <table:table-cell office:value-type="float" office:value="-0.6615578522">
            <text:p>-0.66155785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LSAFI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.59026">
            <text:p>21.5902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40.2354">
            <text:p>40.2354</text:p>
          </table:table-cell>
          <table:table-cell office:value-type="float" office:value="5.1153847964">
            <text:p>5.1153847964</text:p>
          </table:table-cell>
          <table:table-cell office:value-type="float" office:value="1.2158168907">
            <text:p>1.2158168907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LSCIAUKAT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.13">
            <text:p>50.1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office:value-type="float" office:value="2.1940337677">
            <text:p>2.1940337677</text:p>
          </table:table-cell>
          <table:table-cell office:value-type="float" office:value="0.7537790999">
            <text:p>0.7537790999</text:p>
          </table:table-cell>
          <table:table-cell office:value-type="float" office:value="4.25">
            <text:p>4.2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LSHAIN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5.2155383149">
            <text:p>5.2155383149</text:p>
          </table:table-cell>
          <table:table-cell office:value-type="float" office:value="0.1118174274">
            <text:p>0.1118174274</text:p>
          </table:table-cell>
          <table:table-cell office:value-type="float" office:value="3.7">
            <text:p>3.7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LSHAT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8">
            <text:p>39.8</text:p>
          </table:table-cell>
          <table:table-cell office:value-type="float" office:value="-12">
            <text:p>-1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.3261485563">
            <text:p>5.3261485563</text:p>
          </table:table-cell>
          <table:table-cell office:value-type="float" office:value="0.2226894681">
            <text:p>0.2226894681</text:p>
          </table:table-cell>
          <table:table-cell office:value-type="float" office:value="4.77">
            <text:p>4.7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LTAI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6.99855">
            <text:p>46.9985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.9563">
            <text:p>5.9563</text:p>
          </table:table-cell>
          <table:table-cell office:value-type="float" office:value="5.1957723557">
            <text:p>5.1957723557</text:p>
          </table:table-cell>
          <table:table-cell office:value-type="float" office:value="0.154781404">
            <text:p>0.154781404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LTA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.30197">
            <text:p>33.3019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1.5456">
            <text:p>41.5456</text:p>
          </table:table-cell>
          <table:table-cell office:value-type="float" office:value="5.0289700333">
            <text:p>5.0289700333</text:p>
          </table:table-cell>
          <table:table-cell office:value-type="float" office:value="1.1809166577">
            <text:p>1.1809166577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LTARF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.9206">
            <text:p>30.920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.961">
            <text:p>7.961</text:p>
          </table:table-cell>
          <table:table-cell office:value-type="float" office:value="2.166456882">
            <text:p>2.166456882</text:p>
          </table:table-cell>
          <table:table-cell office:value-type="float" office:value="0.160317999">
            <text:p>0.160317999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LTERF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3.24">
            <text:p>43.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.036">
            <text:p>5.036</text:p>
          </table:table-cell>
          <table:table-cell table:number-columns-repeated="2"/>
          <table:table-cell office:value-type="float" office:value="4.32">
            <text:p>4.32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LUD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.70228">
            <text:p>5.70228</text:p>
          </table:table-cell>
          <table:table-cell office:value-type="float" office:value="-29">
            <text:p>-29</text:p>
          </table:table-cell>
          <table:table-cell office:value-type="float" office:value="18">
            <text:p>18</text:p>
          </table:table-cell>
          <table:table-cell office:value-type="float" office:value="11.1798">
            <text:p>11.1798</text:p>
          </table:table-cell>
          <table:table-cell office:value-type="float" office:value="1.9377301512">
            <text:p>1.9377301512</text:p>
          </table:table-cell>
          <table:table-cell office:value-type="float" office:value="-0.511435672">
            <text:p>-0.511435672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LUL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.9591330247">
            <text:p>2.9591330247</text:p>
          </table:table-cell>
          <table:table-cell office:value-type="float" office:value="0.5502877687">
            <text:p>0.5502877687</text:p>
          </table:table-cell>
          <table:table-cell office:value-type="float" office:value="3.7">
            <text:p>3.7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UL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.73664">
            <text:p>28.7366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9.5107">
            <text:p>39.5107</text:p>
          </table:table-cell>
          <table:table-cell office:value-type="float" office:value="2.9604228696">
            <text:p>2.9604228696</text:p>
          </table:table-cell>
          <table:table-cell office:value-type="float" office:value="0.5776046475">
            <text:p>0.5776046475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LYA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9576950068">
            <text:p>4.9576950068</text:p>
          </table:table-cell>
          <table:table-cell office:value-type="float" office:value="0.0733668544">
            <text:p>0.0733668544</text:p>
          </table:table-cell>
          <table:table-cell office:value-type="float" office:value="4.03">
            <text:p>4.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LZIR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7.36432">
            <text:p>17.36432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44.1311">
            <text:p>44.1311</text:p>
          </table:table-cell>
          <table:table-cell office:value-type="float" office:value="1.7684086366">
            <text:p>1.7684086366</text:p>
          </table:table-cell>
          <table:table-cell office:value-type="float" office:value="0.2250705389">
            <text:p>0.2250705389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CH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0.03635">
            <text:p>50.03635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office:value-type="float" office:value="59.848">
            <text:p>59.848</text:p>
          </table:table-cell>
          <table:table-cell office:value-type="float" office:value="5.8330384477">
            <text:p>5.8330384477</text:p>
          </table:table-cell>
          <table:table-cell office:value-type="float" office:value="-0.1358440565">
            <text:p>-0.1358440565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NGETE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NKAA</text:p>
          </table:table-cell>
          <table:table-cell table:number-columns-repeated="2"/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.0514">
            <text:p>17.0514</text:p>
          </table:table-cell>
          <table:table-cell office:value-type="float" office:value="-42">
            <text:p>-42</text:p>
          </table:table-cell>
          <table:table-cell office:value-type="float" office:value="18">
            <text:p>18</text:p>
          </table:table-cell>
          <table:table-cell office:value-type="float" office:value="21.5539">
            <text:p>21.5539</text:p>
          </table:table-cell>
          <table:table-cell office:value-type="float" office:value="0.1146864142">
            <text:p>0.1146864142</text:p>
          </table:table-cell>
          <table:table-cell office:value-type="float" office:value="-0.7383787698">
            <text:p>-0.7383787698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ANTARE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24|24.45970</text:p>
          </table:table-cell>
          <table:table-cell office:value-type="float" office:value="-26">
            <text:p>-26</text:p>
          </table:table-cell>
          <table:table-cell office:value-type="float" office:value="25">
            <text:p>25</text:p>
          </table:table-cell>
          <table:table-cell office:value-type="string">
            <text:p>55|55.2094</text:p>
          </table:table-cell>
          <table:table-cell office:value-type="float" office:value="4.3170719048">
            <text:p>4.3170719048</text:p>
          </table:table-cell>
          <table:table-cell office:value-type="float" office:value="-0.4613244583">
            <text:p>-0.4613244583</text:p>
          </table:table-cell>
          <table:table-cell office:value-type="float" office:value="1.09">
            <text:p>1.09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POLLYON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5.08113">
            <text:p>35.08113</text:p>
          </table:table-cell>
          <table:table-cell office:value-type="float" office:value="-40">
            <text:p>-40</text:p>
          </table:table-cell>
          <table:table-cell office:value-type="float" office:value="7">
            <text:p>7</text:p>
          </table:table-cell>
          <table:table-cell office:value-type="float" office:value="37.1893">
            <text:p>37.1893</text:p>
          </table:table-cell>
          <table:table-cell office:value-type="float" office:value="4.6582169515">
            <text:p>4.6582169515</text:p>
          </table:table-cell>
          <table:table-cell office:value-type="float" office:value="-0.7003482171">
            <text:p>-0.7003482171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RCTUR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9.7">
            <text:p>39.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.7335283416">
            <text:p>3.7335283416</text:p>
          </table:table-cell>
          <table:table-cell office:value-type="float" office:value="0.3347929356">
            <text:p>0.3347929356</text:p>
          </table:table-cell>
          <table:table-cell office:value-type="float" office:value="-0.04">
            <text:p>-0.04</text:p>
          </table:table-cell>
          <table:table-cell office:value-type="string">
            <text:p>K1.5IIIFe-0.5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KAB POSTE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.2">
            <text:p>13.2</text:p>
          </table:table-cell>
          <table:table-cell office:value-type="float" office:value="-44">
            <text:p>-4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RKAB P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-44">
            <text:p>-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RM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.3">
            <text:p>24.3</text:p>
          </table:table-cell>
          <table:table-cell office:value-type="float" office:value="-19">
            <text:p>-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.5170075822">
            <text:p>5.5170075822</text:p>
          </table:table-cell>
          <table:table-cell office:value-type="float" office:value="0.346535123">
            <text:p>0.346535123</text:p>
          </table:table-cell>
          <table:table-cell office:value-type="float" office:value="4.82">
            <text:p>4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RNEB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81612">
            <text:p>43.81612</text:p>
          </table:table-cell>
          <table:table-cell office:value-type="float" office:value="-17">
            <text:p>-17</text:p>
          </table:table-cell>
          <table:table-cell office:value-type="float" office:value="49">
            <text:p>49</text:p>
          </table:table-cell>
          <table:table-cell office:value-type="float" office:value="20.2414">
            <text:p>20.2414</text:p>
          </table:table-cell>
          <table:table-cell office:value-type="float" office:value="1.4518096773">
            <text:p>1.4518096773</text:p>
          </table:table-cell>
          <table:table-cell office:value-type="float" office:value="-0.3110576281">
            <text:p>-0.3110576281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RRAK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.4738388327">
            <text:p>4.4738388327</text:p>
          </table:table-cell>
          <table:table-cell office:value-type="float" office:value="0.9506856917">
            <text:p>0.9506856917</text:p>
          </table:table-cell>
          <table:table-cell office:value-type="float" office:value="5.7">
            <text:p>5.7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SAFJKERIU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2">
            <text:p>-2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.6141424272">
            <text:p>5.6141424272</text:p>
          </table:table-cell>
          <table:table-cell office:value-type="float" office:value="0.3911525261">
            <text:p>0.3911525261</text:p>
          </table:table-cell>
          <table:table-cell office:value-type="float" office:value="3.77">
            <text:p>3.77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SCELL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.73024">
            <text:p>36.73024</text:p>
          </table:table-cell>
          <table:table-cell office:value-type="float" office:value="-29">
            <text:p>-29</text:p>
          </table:table-cell>
          <table:table-cell office:value-type="float" office:value="52">
            <text:p>52</text:p>
          </table:table-cell>
          <table:table-cell office:value-type="float" office:value="48.2279">
            <text:p>48.2279</text:p>
          </table:table-cell>
          <table:table-cell office:value-type="float" office:value="4.9855861129">
            <text:p>4.9855861129</text:p>
          </table:table-cell>
          <table:table-cell office:value-type="float" office:value="-0.5215054854">
            <text:p>-0.5215054854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SELLUS AUSTR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1.1">
            <text:p>41.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893701965">
            <text:p>2.2893701965</text:p>
          </table:table-cell>
          <table:table-cell office:value-type="float" office:value="0.3168499813">
            <text:p>0.3168499813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SELLUS BORE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.2832615441">
            <text:p>2.2832615441</text:p>
          </table:table-cell>
          <table:table-cell office:value-type="float" office:value="0.3746979497">
            <text:p>0.3746979497</text:p>
          </table:table-cell>
          <table:table-cell office:value-type="float" office:value="4.66">
            <text:p>4.6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SELLUS PRIM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.79703">
            <text:p>11.79703</text:p>
          </table:table-cell>
          <table:table-cell table:number-columns-repeated="2" office:value-type="float" office:value="51">
            <text:p>51</text:p>
          </table:table-cell>
          <table:table-cell office:value-type="float" office:value="2.6769">
            <text:p>2.6769</text:p>
          </table:table-cell>
          <table:table-cell office:value-type="float" office:value="3.7751324117">
            <text:p>3.7751324117</text:p>
          </table:table-cell>
          <table:table-cell office:value-type="float" office:value="0.9049661951">
            <text:p>0.9049661951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SELLUS SECUND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.92995">
            <text:p>9.9299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.0267">
            <text:p>2.0267</text:p>
          </table:table-cell>
          <table:table-cell office:value-type="float" office:value="3.7357267256">
            <text:p>3.7357267256</text:p>
          </table:table-cell>
          <table:table-cell office:value-type="float" office:value="0.8965272848">
            <text:p>0.8965272848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ASELLUS TERTI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.7">
            <text:p>27.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.7239290307">
            <text:p>3.7239290307</text:p>
          </table:table-cell>
          <table:table-cell office:value-type="float" office:value="0.9038672345">
            <text:p>0.9038672345</text:p>
          </table:table-cell>
          <table:table-cell office:value-type="float" office:value="5">
            <text:p>5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ASMIDISKE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7.65567">
            <text:p>17.65567</text:p>
          </table:table-cell>
          <table:table-cell office:value-type="float" office:value="-24">
            <text:p>-24</text:p>
          </table:table-cell>
          <table:table-cell office:value-type="float" office:value="51">
            <text:p>51</text:p>
          </table:table-cell>
          <table:table-cell office:value-type="float" office:value="35.2305">
            <text:p>35.2305</text:p>
          </table:table-cell>
          <table:table-cell office:value-type="float" office:value="2.0476825045">
            <text:p>2.0476825045</text:p>
          </table:table-cell>
          <table:table-cell office:value-type="float" office:value="-0.4338851214">
            <text:p>-0.4338851214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SPIDISKE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.40686">
            <text:p>5.40686</text:p>
          </table:table-cell>
          <table:table-cell office:value-type="float" office:value="-59">
            <text:p>-59</text:p>
          </table:table-cell>
          <table:table-cell office:value-type="float" office:value="16">
            <text:p>16</text:p>
          </table:table-cell>
          <table:table-cell office:value-type="float" office:value="30.8353">
            <text:p>30.8353</text:p>
          </table:table-cell>
          <table:table-cell office:value-type="float" office:value="2.4307641814">
            <text:p>2.4307641814</text:p>
          </table:table-cell>
          <table:table-cell office:value-type="float" office:value="-1.0345479638">
            <text:p>-1.0345479638</text:p>
          </table:table-cell>
          <table:table-cell office:value-type="float" office:value="2.25">
            <text:p>2.25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TI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9.132">
            <text:p>19.13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.69">
            <text:p>17.69</text:p>
          </table:table-cell>
          <table:table-cell office:value-type="float" office:value="0.9787756994">
            <text:p>0.9787756994</text:p>
          </table:table-cell>
          <table:table-cell office:value-type="float" office:value="0.5635362237">
            <text:p>0.5635362237</text:p>
          </table:table-cell>
          <table:table-cell office:value-type="float" office:value="3.83">
            <text:p>3.8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TLAS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9999064007">
            <text:p>0.9999064007</text:p>
          </table:table-cell>
          <table:table-cell office:value-type="float" office:value="0.4198098627">
            <text:p>0.4198098627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.89508">
            <text:p>39.89508</text:p>
          </table:table-cell>
          <table:table-cell office:value-type="float" office:value="-69">
            <text:p>-69</text:p>
          </table:table-cell>
          <table:table-cell office:value-type="float" office:value="1">
            <text:p>1</text:p>
          </table:table-cell>
          <table:table-cell office:value-type="float" office:value="39.7626">
            <text:p>39.7626</text:p>
          </table:table-cell>
          <table:table-cell office:value-type="float" office:value="4.4011309671">
            <text:p>4.4011309671</text:p>
          </table:table-cell>
          <table:table-cell office:value-type="float" office:value="-1.2047608466">
            <text:p>-1.2047608466</text:p>
          </table:table-cell>
          <table:table-cell office:value-type="float" office:value="1.92">
            <text:p>1.92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AULAD AL THIB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.7366772065">
            <text:p>3.7366772065</text:p>
          </table:table-cell>
          <table:table-cell office:value-type="float" office:value="0.8043931634">
            <text:p>0.8043931634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.20861">
            <text:p>36.208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.8932">
            <text:p>50.8932</text:p>
          </table:table-cell>
          <table:table-cell office:value-type="float" office:value="3.3842085902">
            <text:p>3.3842085902</text:p>
          </table:table-cell>
          <table:table-cell office:value-type="float" office:value="0.0592970436">
            <text:p>0.0592970436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VIOR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.83526">
            <text:p>30.83526</text:p>
          </table:table-cell>
          <table:table-cell office:value-type="float" office:value="-59">
            <text:p>-59</text:p>
          </table:table-cell>
          <table:table-cell office:value-type="float" office:value="30">
            <text:p>30</text:p>
          </table:table-cell>
          <table:table-cell office:value-type="float" office:value="34.1431">
            <text:p>34.1431</text:p>
          </table:table-cell>
          <table:table-cell office:value-type="float" office:value="2.1926306146">
            <text:p>2.1926306146</text:p>
          </table:table-cell>
          <table:table-cell office:value-type="float" office:value="-1.0386364354">
            <text:p>-1.0386364354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ZELFAFAGE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ZH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5.7">
            <text:p>25.7</text:p>
          </table:table-cell>
          <table:table-cell office:value-type="float" office:value="-8">
            <text:p>-8</text:p>
          </table:table-cell>
          <table:table-cell table:number-columns-repeated="2" office:value-type="float" office:value="53">
            <text:p>5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AH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.8040924275">
            <text:p>5.8040924275</text:p>
          </table:table-cell>
          <table:table-cell office:value-type="float" office:value="0.1081716285">
            <text:p>0.1081716285</text:p>
          </table:table-cell>
          <table:table-cell office:value-type="float" office:value="3.53">
            <text:p>3.5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SE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5.50426">
            <text:p>55.50426</text:p>
          </table:table-cell>
          <table:table-cell table:number-columns-repeated="2" office:value-type="float" office:value="47">
            <text:p>47</text:p>
          </table:table-cell>
          <table:table-cell office:value-type="float" office:value="15.1746">
            <text:p>15.1746</text:p>
          </table:table-cell>
          <table:table-cell office:value-type="float" office:value="0.9726941185">
            <text:p>0.9726941185</text:p>
          </table:table-cell>
          <table:table-cell office:value-type="float" office:value="0.8340500628">
            <text:p>0.8340500628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ATENTABAN AUSTR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5.4304">
            <text:p>45.430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6.132">
            <text:p>16.132</text:p>
          </table:table-cell>
          <table:table-cell office:value-type="float" office:value="4.8029592349">
            <text:p>4.8029592349</text:p>
          </table:table-cell>
          <table:table-cell office:value-type="float" office:value="1.2450797432">
            <text:p>1.24507974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ATENTABAN BORE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.38255">
            <text:p>3.3825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8.2518">
            <text:p>58.2518</text:p>
          </table:table-cell>
          <table:table-cell office:value-type="float" office:value="4.8042647521">
            <text:p>4.8042647521</text:p>
          </table:table-cell>
          <table:table-cell office:value-type="float" office:value="1.2694276671">
            <text:p>1.2694276671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1.936">
            <text:p>51.936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 office:value-type="float" office:value="15.29">
            <text:p>15.29</text:p>
          </table:table-cell>
          <table:table-cell table:number-columns-repeated="2"/>
          <table:table-cell office:value-type="float" office:value="4.04">
            <text:p>4.04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ELLATRIX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.86325">
            <text:p>7.863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8.9318">
            <text:p>58.9318</text:p>
          </table:table-cell>
          <table:table-cell office:value-type="float" office:value="1.4186518489">
            <text:p>1.4186518489</text:p>
          </table:table-cell>
          <table:table-cell office:value-type="float" office:value="0.1108232287">
            <text:p>0.1108232287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ENETNASC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2.43776">
            <text:p>32.4377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7.7602">
            <text:p>47.7602</text:p>
          </table:table-cell>
          <table:table-cell office:value-type="float" office:value="3.610827169">
            <text:p>3.610827169</text:p>
          </table:table-cell>
          <table:table-cell office:value-type="float" office:value="0.8606788692">
            <text:p>0.8606788692</text:p>
          </table:table-cell>
          <table:table-cell office:value-type="float" office:value="1.85">
            <text:p>1.85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ETELGEUSE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.3053">
            <text:p>10.30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.426">
            <text:p>25.426</text:p>
          </table:table-cell>
          <table:table-cell office:value-type="float" office:value="1.5497291337">
            <text:p>1.5497291337</text:p>
          </table:table-cell>
          <table:table-cell office:value-type="float" office:value="0.1292776334">
            <text:p>0.1292776334</text:p>
          </table:table-cell>
          <table:table-cell office:value-type="float" office:value="0.42">
            <text:p>0.42</text:p>
          </table:table-cell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E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.56206">
            <text:p>8.56206</text:p>
          </table:table-cell>
          <table:table-cell office:value-type="float" office:value="-63">
            <text:p>-63</text:p>
          </table:table-cell>
          <table:table-cell office:value-type="float" office:value="25">
            <text:p>25</text:p>
          </table:table-cell>
          <table:table-cell office:value-type="float" office:value="50.6155">
            <text:p>50.6155</text:p>
          </table:table-cell>
          <table:table-cell office:value-type="float" office:value="4.1675962397">
            <text:p>4.1675962397</text:p>
          </table:table-cell>
          <table:table-cell office:value-type="float" office:value="-1.1070750248">
            <text:p>-1.1070750248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BIRDU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3.25774">
            <text:p>53.25774</text:p>
          </table:table-cell>
          <table:table-cell office:value-type="float" office:value="-53">
            <text:p>-53</text:p>
          </table:table-cell>
          <table:table-cell office:value-type="float" office:value="27">
            <text:p>27</text:p>
          </table:table-cell>
          <table:table-cell office:value-type="float" office:value="59.0081">
            <text:p>59.0081</text:p>
          </table:table-cell>
          <table:table-cell office:value-type="float" office:value="3.5774346556">
            <text:p>3.5774346556</text:p>
          </table:table-cell>
          <table:table-cell office:value-type="float" office:value="-0.9331645645">
            <text:p>-0.9331645645</text:p>
          </table:table-cell>
          <table:table-cell office:value-type="float" office:value="2.27">
            <text:p>2.27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IRHAN ISAT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2.37">
            <text:p>52.3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.1">
            <text:p>12.1</text:p>
          </table:table-cell>
          <table:table-cell office:value-type="float" office:value="0.9201063112">
            <text:p>0.9201063112</text:p>
          </table:table-cell>
          <table:table-cell office:value-type="float" office:value="0.2257879124">
            <text:p>0.2257879124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HE BLAZE STAR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0.16">
            <text:p>30.1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2.6">
            <text:p>12.6</text:p>
          </table:table-cell>
          <table:table-cell office:value-type="float" office:value="4.1866201787">
            <text:p>4.1866201787</text:p>
          </table:table-cell>
          <table:table-cell office:value-type="float" office:value="0.452392251">
            <text:p>0.452392251</text:p>
          </table:table-cell>
          <table:table-cell office:value-type="float" office:value="10">
            <text:p>10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BOGARDUS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3.27012">
            <text:p>43.270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5.3047">
            <text:p>45.3047</text:p>
          </table:table-cell>
          <table:table-cell office:value-type="float" office:value="1.5695796956">
            <text:p>1.5695796956</text:p>
          </table:table-cell>
          <table:table-cell office:value-type="float" office:value="0.6494821251">
            <text:p>0.6494821251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TEJ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.76465">
            <text:p>37.764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6.0397">
            <text:p>36.0397</text:p>
          </table:table-cell>
          <table:table-cell office:value-type="float" office:value="0.8361410407">
            <text:p>0.8361410407</text:p>
          </table:table-cell>
          <table:table-cell office:value-type="float" office:value="0.3442954762">
            <text:p>0.3442954762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BRACHIUM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21608">
            <text:p>4.21608</text:p>
          </table:table-cell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55.0606">
            <text:p>55.0606</text:p>
          </table:table-cell>
          <table:table-cell office:value-type="float" office:value="3.9447507115">
            <text:p>3.9447507115</text:p>
          </table:table-cell>
          <table:table-cell office:value-type="float" office:value="-0.4412534657">
            <text:p>-0.4412534657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BUND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5.10931">
            <text:p>45.10931</text:p>
          </table:table-cell>
          <table:table-cell office:value-type="float" office:value="-7">
            <text:p>-7</text:p>
          </table:table-cell>
          <table:table-cell office:value-type="float" office:value="51">
            <text:p>51</text:p>
          </table:table-cell>
          <table:table-cell office:value-type="float" office:value="15.1299">
            <text:p>15.1299</text:p>
          </table:table-cell>
          <table:table-cell office:value-type="float" office:value="5.6625105412">
            <text:p>5.6625105412</text:p>
          </table:table-cell>
          <table:table-cell office:value-type="float" office:value="-0.1370816981">
            <text:p>-0.1370816981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ALVERA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7216237417">
            <text:p>3.7216237417</text:p>
          </table:table-cell>
          <table:table-cell office:value-type="float" office:value="1.3852290422">
            <text:p>1.3852290422</text:p>
          </table:table-cell>
          <table:table-cell office:value-type="string">
            <text:p><text:s/>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NOP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7.1099">
            <text:p>57.1099</text:p>
          </table:table-cell>
          <table:table-cell office:value-type="float" office:value="-52">
            <text:p>-52</text:p>
          </table:table-cell>
          <table:table-cell office:value-type="float" office:value="41">
            <text:p>41</text:p>
          </table:table-cell>
          <table:table-cell office:value-type="float" office:value="44.378">
            <text:p>44.378</text:p>
          </table:table-cell>
          <table:table-cell office:value-type="float" office:value="1.6753059079">
            <text:p>1.6753059079</text:p>
          </table:table-cell>
          <table:table-cell office:value-type="float" office:value="-0.9197127782">
            <text:p>-0.9197127782</text:p>
          </table:table-cell>
          <table:table-cell office:value-type="float" office:value="-0.72">
            <text:p>-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APELLA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1.3591">
            <text:p>41.359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2.768">
            <text:p>52.768</text:p>
          </table:table-cell>
          <table:table-cell office:value-type="float" office:value="1.3818178277">
            <text:p>1.3818178277</text:p>
          </table:table-cell>
          <table:table-cell office:value-type="float" office:value="0.8028163942">
            <text:p>0.8028163942</text:p>
          </table:table-cell>
          <table:table-cell office:value-type="float" office:value="0.08">
            <text:p>0.08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AP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.68518">
            <text:p>10.6851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.212">
            <text:p>59.212</text:p>
          </table:table-cell>
          <table:table-cell office:value-type="float" office:value="0.0400469564">
            <text:p>0.0400469564</text:p>
          </table:table-cell>
          <table:table-cell office:value-type="float" office:value="1.0323584322">
            <text:p>1.0323584322</text:p>
          </table:table-cell>
          <table:table-cell office:value-type="float" office:value="2.28">
            <text:p>2.28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AST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.87319">
            <text:p>35.8731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7.816">
            <text:p>17.816</text:p>
          </table:table-cell>
          <table:table-cell office:value-type="float" office:value="1.983557473">
            <text:p>1.983557473</text:p>
          </table:table-cell>
          <table:table-cell office:value-type="float" office:value="0.5565555176">
            <text:p>0.5565555176</text:p>
          </table:table-cell>
          <table:table-cell office:value-type="float" office:value="2">
            <text:p>2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AST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.8">
            <text:p>4.8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.6595791654">
            <text:p>5.6595791654</text:p>
          </table:table-cell>
          <table:table-cell office:value-type="float" office:value="0.3397477314">
            <text:p>0.3397477314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ASTULA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6.93">
            <text:p>26.9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5.6960950895">
            <text:p>5.6960950895</text:p>
          </table:table-cell>
          <table:table-cell office:value-type="float" office:value="1.0667592984">
            <text:p>1.0667592984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ELAENO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8.2154">
            <text:p>48.215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.093">
            <text:p>22.093</text:p>
          </table:table-cell>
          <table:table-cell office:value-type="float" office:value="0.980890704">
            <text:p>0.980890704</text:p>
          </table:table-cell>
          <table:table-cell office:value-type="float" office:value="0.4239312299">
            <text:p>0.4239312299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ELBALRAI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8.35265">
            <text:p>28.3526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2955">
            <text:p>2.2955</text:p>
          </table:table-cell>
          <table:table-cell office:value-type="float" office:value="4.6402743501">
            <text:p>4.6402743501</text:p>
          </table:table-cell>
          <table:table-cell office:value-type="float" office:value="0.0797144981">
            <text:p>0.0797144981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HAR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.54482">
            <text:p>44.5448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6.9248">
            <text:p>26.9248</text:p>
          </table:table-cell>
          <table:table-cell office:value-type="float" office:value="3.2888217076">
            <text:p>3.2888217076</text:p>
          </table:table-cell>
          <table:table-cell office:value-type="float" office:value="0.7218241808">
            <text:p>0.721824180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HOO</text:p>
          </table:table-cell>
          <table:table-cell table:number-columns-repeated="2"/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.49153">
            <text:p>50.49153</text:p>
          </table:table-cell>
          <table:table-cell office:value-type="float" office:value="-49">
            <text:p>-49</text:p>
          </table:table-cell>
          <table:table-cell office:value-type="float" office:value="52">
            <text:p>52</text:p>
          </table:table-cell>
          <table:table-cell office:value-type="float" office:value="34.122">
            <text:p>34.122</text:p>
          </table:table-cell>
          <table:table-cell office:value-type="float" office:value="4.5895244573">
            <text:p>4.5895244573</text:p>
          </table:table-cell>
          <table:table-cell office:value-type="float" office:value="-0.8705029485">
            <text:p>-0.8705029485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HORT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40446">
            <text:p>14.404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6.4541">
            <text:p>46.4541</text:p>
          </table:table-cell>
          <table:table-cell office:value-type="float" office:value="2.9419273115">
            <text:p>2.9419273115</text:p>
          </table:table-cell>
          <table:table-cell office:value-type="float" office:value="0.2692968088">
            <text:p>0.2692968088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HOW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1.3">
            <text:p>11.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.1285254402">
            <text:p>4.1285254402</text:p>
          </table:table-cell>
          <table:table-cell office:value-type="float" office:value="0.2691637076">
            <text:p>0.2691637076</text:p>
          </table:table-cell>
          <table:table-cell office:value-type="float" office:value="3.65">
            <text:p>3.6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OR CAROLI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.6674">
            <text:p>1.667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.167">
            <text:p>6.167</text:p>
          </table:table-cell>
          <table:table-cell office:value-type="float" office:value="3.3860600056">
            <text:p>3.3860600056</text:p>
          </table:table-cell>
          <table:table-cell office:value-type="float" office:value="0.6687818902">
            <text:p>0.6687818902</text:p>
          </table:table-cell>
          <table:table-cell office:value-type="float" office:value="2.8">
            <text:p>2.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URS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.98549">
            <text:p>50.98549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1.2055">
            <text:p>11.2055</text:p>
          </table:table-cell>
          <table:table-cell office:value-type="float" office:value="1.3432479704">
            <text:p>1.3432479704</text:p>
          </table:table-cell>
          <table:table-cell office:value-type="float" office:value="-0.0887752294">
            <text:p>-0.0887752294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ABIH MAJ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ABIH MIN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.09">
            <text:p>6.0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ALIM</text:p>
          </table:table-cell>
          <table:table-cell table:number-columns-repeated="2"/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5277">
            <text:p>4.5277</text:p>
          </table:table-cell>
          <table:table-cell office:value-type="float" office:value="-28">
            <text:p>-28</text:p>
          </table:table-cell>
          <table:table-cell office:value-type="float" office:value="59">
            <text:p>59</text:p>
          </table:table-cell>
          <table:table-cell office:value-type="float" office:value="15.425">
            <text:p>15.425</text:p>
          </table:table-cell>
          <table:table-cell office:value-type="float" office:value="0.8380873046">
            <text:p>0.8380873046</text:p>
          </table:table-cell>
          <table:table-cell office:value-type="float" office:value="-0.5059293774">
            <text:p>-0.5059293774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.67518">
            <text:p>19.6751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9.6783">
            <text:p>39.6783</text:p>
          </table:table-cell>
          <table:table-cell office:value-type="float" office:value="0.1716004215">
            <text:p>0.1716004215</text:p>
          </table:table-cell>
          <table:table-cell office:value-type="float" office:value="0.5386264401">
            <text:p>0.5386264401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ELTOTUM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.62712">
            <text:p>32.627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4.2694">
            <text:p>14.2694</text:p>
          </table:table-cell>
          <table:table-cell office:value-type="float" office:value="0.5652413949">
            <text:p>0.5652413949</text:p>
          </table:table-cell>
          <table:table-cell office:value-type="float" office:value="0.61064353">
            <text:p>0.61064353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ENEB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5.9">
            <text:p>25.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.4167675055">
            <text:p>5.4167675055</text:p>
          </table:table-cell>
          <table:table-cell office:value-type="float" office:value="0.7902899334">
            <text:p>0.7902899334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ENEB AL OKAB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4.60802">
            <text:p>24.6080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8.5182">
            <text:p>48.5182</text:p>
          </table:table-cell>
          <table:table-cell office:value-type="float" office:value="4.9977945295">
            <text:p>4.9977945295</text:p>
          </table:table-cell>
          <table:table-cell office:value-type="float" office:value="0.2419633243">
            <text:p>0.2419633243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ENEB ALGEDI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.44424">
            <text:p>2.44424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38.2335">
            <text:p>38.2335</text:p>
          </table:table-cell>
          <table:table-cell office:value-type="float" office:value="5.703041081">
            <text:p>5.703041081</text:p>
          </table:table-cell>
          <table:table-cell office:value-type="float" office:value="-0.281474259">
            <text:p>-0.281474259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ENEB KAITOS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.3709">
            <text:p>35.3709</text:p>
          </table:table-cell>
          <table:table-cell office:value-type="float" office:value="-17">
            <text:p>-17</text:p>
          </table:table-cell>
          <table:table-cell office:value-type="float" office:value="59">
            <text:p>59</text:p>
          </table:table-cell>
          <table:table-cell office:value-type="float" office:value="11.7827">
            <text:p>11.7827</text:p>
          </table:table-cell>
          <table:table-cell office:value-type="float" office:value="0.190195139">
            <text:p>0.190195139</text:p>
          </table:table-cell>
          <table:table-cell office:value-type="float" office:value="-0.3139255013">
            <text:p>-0.3139255013</text:p>
          </table:table-cell>
          <table:table-cell office:value-type="float" office:value="2.04">
            <text:p>2.04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ENEB KAITOS SHEMALI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.665">
            <text:p>25.665</text:p>
          </table:table-cell>
          <table:table-cell office:value-type="float" office:value="-8">
            <text:p>-8</text:p>
          </table:table-cell>
          <table:table-cell office:value-type="float" office:value="49">
            <text:p>49</text:p>
          </table:table-cell>
          <table:table-cell office:value-type="float" office:value="25.98">
            <text:p>25.98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ENEB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2.23111">
            <text:p>52.23111</text:p>
          </table:table-cell>
          <table:table-cell office:value-type="float" office:value="-38">
            <text:p>-38</text:p>
          </table:table-cell>
          <table:table-cell office:value-type="float" office:value="2">
            <text:p>2</text:p>
          </table:table-cell>
          <table:table-cell office:value-type="float" office:value="50.5694">
            <text:p>50.5694</text:p>
          </table:table-cell>
          <table:table-cell office:value-type="float" office:value="4.4151180379">
            <text:p>4.4151180379</text:p>
          </table:table-cell>
          <table:table-cell office:value-type="float" office:value="-0.6640520595">
            <text:p>-0.6640520595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ENEBOL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.57834">
            <text:p>3.578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9.409">
            <text:p>19.409</text:p>
          </table:table-cell>
          <table:table-cell office:value-type="float" office:value="3.0938563234">
            <text:p>3.0938563234</text:p>
          </table:table-cell>
          <table:table-cell office:value-type="float" office:value="0.2543303919">
            <text:p>0.2543303919</text:p>
          </table:table-cell>
          <table:table-cell office:value-type="float" office:value="2.14">
            <text:p>2.14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IADEM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9.2766">
            <text:p>59.27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.953">
            <text:p>45.953</text:p>
          </table:table-cell>
          <table:table-cell office:value-type="float" office:value="3.4469726656">
            <text:p>3.4469726656</text:p>
          </table:table-cell>
          <table:table-cell office:value-type="float" office:value="0.3059462937">
            <text:p>0.3059462937</text:p>
          </table:table-cell>
          <table:table-cell office:value-type="float" office:value="4.3">
            <text:p>4.3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IPTER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6.8041">
            <text:p>16.8041</text:p>
          </table:table-cell>
          <table:table-cell office:value-type="float" office:value="-68">
            <text:p>-68</text:p>
          </table:table-cell>
          <table:table-cell office:value-type="float" office:value="6">
            <text:p>6</text:p>
          </table:table-cell>
          <table:table-cell office:value-type="float" office:value="29.2164">
            <text:p>29.2164</text:p>
          </table:table-cell>
          <table:table-cell office:value-type="float" office:value="3.3435275462">
            <text:p>3.3435275462</text:p>
          </table:table-cell>
          <table:table-cell office:value-type="float" office:value="-1.1887108657">
            <text:p>-1.1887108657</text:p>
          </table:table-cell>
          <table:table-cell office:value-type="float" office:value="3">
            <text:p>3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DOUBLE DOUBLE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0.3453">
            <text:p>20.345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.444">
            <text:p>12.444</text:p>
          </table:table-cell>
          <table:table-cell office:value-type="float" office:value="4.9058547501">
            <text:p>4.9058547501</text:p>
          </table:table-cell>
          <table:table-cell office:value-type="float" office:value="0.6923742668">
            <text:p>0.6923742668</text:p>
          </table:table-cell>
          <table:table-cell office:value-type="float" office:value="4">
            <text:p>4</text:p>
          </table:table-cell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CHUBB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.00528">
            <text:p>20.0052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8.1431">
            <text:p>18.1431</text:p>
          </table:table-cell>
          <table:table-cell office:value-type="float" office:value="4.1902450298">
            <text:p>4.1902450298</text:p>
          </table:table-cell>
          <table:table-cell office:value-type="float" office:value="-0.3948232594">
            <text:p>-0.3948232594</text:p>
          </table:table-cell>
          <table:table-cell office:value-type="float" office:value="2.29">
            <text:p>2.29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UBHE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.67152">
            <text:p>43.6715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3.7249">
            <text:p>3.7249</text:p>
          </table:table-cell>
          <table:table-cell office:value-type="float" office:value="2.8960591177">
            <text:p>2.8960591177</text:p>
          </table:table-cell>
          <table:table-cell office:value-type="float" office:value="1.0777588719">
            <text:p>1.077758871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Z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8.2">
            <text:p>58.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KKHYSIS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.87441">
            <text:p>36.87441</text:p>
          </table:table-cell>
          <table:table-cell office:value-type="float" office:value="-7">
            <text:p>-7</text:p>
          </table:table-cell>
          <table:table-cell office:value-type="float" office:value="34">
            <text:p>34</text:p>
          </table:table-cell>
          <table:table-cell office:value-type="float" office:value="46.5542">
            <text:p>46.5542</text:p>
          </table:table-cell>
          <table:table-cell office:value-type="float" office:value="5.9891609171">
            <text:p>5.9891609171</text:p>
          </table:table-cell>
          <table:table-cell office:value-type="float" office:value="-0.1322889479">
            <text:p>-0.1322889479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EL NATH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.5134">
            <text:p>17.51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7.494">
            <text:p>27.494</text:p>
          </table:table-cell>
          <table:table-cell office:value-type="float" office:value="1.4237169508">
            <text:p>1.4237169508</text:p>
          </table:table-cell>
          <table:table-cell office:value-type="float" office:value="0.4992974607">
            <text:p>0.4992974607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 REHLA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6.16846">
            <text:p>56.16846</text:p>
          </table:table-cell>
          <table:table-cell office:value-type="float" office:value="-50">
            <text:p>-50</text:p>
          </table:table-cell>
          <table:table-cell office:value-type="float" office:value="36">
            <text:p>36</text:p>
          </table:table-cell>
          <table:table-cell office:value-type="float" office:value="52.4437">
            <text:p>52.4437</text:p>
          </table:table-cell>
          <table:table-cell office:value-type="float" office:value="1.7886838458">
            <text:p>1.7886838458</text:p>
          </table:table-cell>
          <table:table-cell office:value-type="float" office:value="-0.8833908557">
            <text:p>-0.883390855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LECTR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2.5373">
            <text:p>52.537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8.021">
            <text:p>48.021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LTAN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.36988">
            <text:p>36.3698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.0242">
            <text:p>20.0242</text:p>
          </table:table-cell>
          <table:table-cell office:value-type="float" office:value="4.6975805802">
            <text:p>4.6975805802</text:p>
          </table:table-cell>
          <table:table-cell office:value-type="float" office:value="0.8986507566">
            <text:p>0.8986507566</text:p>
          </table:table-cell>
          <table:table-cell office:value-type="float" office:value="2.23">
            <text:p>2.23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LVASHAK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.30074">
            <text:p>3.300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3.2245">
            <text:p>33.2245</text:p>
          </table:table-cell>
          <table:table-cell office:value-type="float" office:value="2.4480643125">
            <text:p>2.4480643125</text:p>
          </table:table-cell>
          <table:table-cell office:value-type="float" office:value="0.6002634514">
            <text:p>0.6002634514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ENIF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.15614">
            <text:p>11.1561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0.0311">
            <text:p>30.0311</text:p>
          </table:table-cell>
          <table:table-cell office:value-type="float" office:value="5.6905846589">
            <text:p>5.6905846589</text:p>
          </table:table-cell>
          <table:table-cell office:value-type="float" office:value="0.1723514144">
            <text:p>0.1723514144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R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0.85">
            <text:p>20.85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6.2">
            <text:p>56.2</text:p>
          </table:table-cell>
          <table:table-cell office:value-type="float" office:value="6.1930717762">
            <text:p>6.1930717762</text:p>
          </table:table-cell>
          <table:table-cell office:value-type="float" office:value="1.354938853">
            <text:p>1.354938853</text:p>
          </table:table-cell>
          <table:table-cell office:value-type="float" office:value="3.22">
            <text:p>3.22</text:p>
          </table:table-cell>
          <table:table-cell office:value-type="string">
            <text:p>K</text:p>
          </table:table-cell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IEHT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.53905">
            <text:p>9.53905</text:p>
          </table:table-cell>
          <table:table-cell office:value-type="float" office:value="-10">
            <text:p>-10</text:p>
          </table:table-cell>
          <table:table-cell office:value-type="float" office:value="34">
            <text:p>34</text:p>
          </table:table-cell>
          <table:table-cell office:value-type="float" office:value="1.5295">
            <text:p>1.5295</text:p>
          </table:table-cell>
          <table:table-cell office:value-type="float" office:value="4.3509268599">
            <text:p>4.3509268599</text:p>
          </table:table-cell>
          <table:table-cell office:value-type="float" office:value="-0.1844305395">
            <text:p>-0.18443053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OMALHAUT</text:p>
          </table:table-cell>
          <table:table-cell table:number-columns-repeated="2"/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9.0465">
            <text:p>39.0465</text:p>
          </table:table-cell>
          <table:table-cell office:value-type="float" office:value="-29">
            <text:p>-29</text:p>
          </table:table-cell>
          <table:table-cell office:value-type="float" office:value="37">
            <text:p>37</text:p>
          </table:table-cell>
          <table:table-cell office:value-type="float" office:value="20.05">
            <text:p>20.05</text:p>
          </table:table-cell>
          <table:table-cell office:value-type="float" office:value="6.0111354916">
            <text:p>6.0111354916</text:p>
          </table:table-cell>
          <table:table-cell office:value-type="float" office:value="-0.5170055519">
            <text:p>-0.5170055519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FOO PIH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34062">
            <text:p>14.34062</text:p>
          </table:table-cell>
          <table:table-cell office:value-type="float" office:value="-74">
            <text:p>-74</text:p>
          </table:table-cell>
          <table:table-cell office:value-type="float" office:value="14">
            <text:p>14</text:p>
          </table:table-cell>
          <table:table-cell office:value-type="float" office:value="20.2686">
            <text:p>20.2686</text:p>
          </table:table-cell>
          <table:table-cell office:value-type="float" office:value="0.9915172298">
            <text:p>0.9915172298</text:p>
          </table:table-cell>
          <table:table-cell office:value-type="float" office:value="-1.2957143463">
            <text:p>-1.2957143463</text:p>
          </table:table-cell>
          <table:table-cell office:value-type="float" office:value="3.24">
            <text:p>3.2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FORAMEN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.591">
            <text:p>3.591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4.26">
            <text:p>4.26</text:p>
          </table:table-cell>
          <table:table-cell office:value-type="float" office:value="2.8146045637">
            <text:p>2.8146045637</text:p>
          </table:table-cell>
          <table:table-cell office:value-type="float" office:value="-1.0416913283">
            <text:p>-1.0416913283</text:p>
          </table:table-cell>
          <table:table-cell office:value-type="float" office:value="4.6">
            <text:p>4.6</text:p>
          </table:table-cell>
          <table:table-cell office:value-type="string">
            <text:p>O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FUM AL FARAS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.7517">
            <text:p>40.75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7201">
            <text:p>30.7201</text:p>
          </table:table-cell>
          <table:table-cell office:value-type="float" office:value="5.7843666945">
            <text:p>5.7843666945</text:p>
          </table:table-cell>
          <table:table-cell office:value-type="float" office:value="0.0882880625">
            <text:p>0.0882880625</text:p>
          </table:table-cell>
          <table:table-cell office:value-type="float" office:value="4.87">
            <text:p>4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FUM AL SAMAKAH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2.6">
            <text:p>52.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.0383010687">
            <text:p>6.0383010687</text:p>
          </table:table-cell>
          <table:table-cell office:value-type="float" office:value="0.0666715774">
            <text:p>0.0666715774</text:p>
          </table:table-cell>
          <table:table-cell office:value-type="float" office:value="4.53">
            <text:p>4.5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FURUD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.79204">
            <text:p>18.79204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float" office:value="48.1202">
            <text:p>48.1202</text:p>
          </table:table-cell>
          <table:table-cell office:value-type="float" office:value="1.6594293851">
            <text:p>1.6594293851</text:p>
          </table:table-cell>
          <table:table-cell office:value-type="float" office:value="-0.5247047335">
            <text:p>-0.5247047335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.95961">
            <text:p>9.95961</text:p>
          </table:table-cell>
          <table:table-cell office:value-type="float" office:value="-57">
            <text:p>-57</text:p>
          </table:table-cell>
          <table:table-cell office:value-type="float" office:value="6">
            <text:p>6</text:p>
          </table:table-cell>
          <table:table-cell office:value-type="float" office:value="47.5684">
            <text:p>47.5684</text:p>
          </table:table-cell>
          <table:table-cell office:value-type="float" office:value="3.2775799539">
            <text:p>3.2775799539</text:p>
          </table:table-cell>
          <table:table-cell office:value-type="float" office:value="-0.996813621">
            <text:p>-0.996813621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.58198">
            <text:p>54.58198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46.3654">
            <text:p>46.3654</text:p>
          </table:table-cell>
          <table:table-cell office:value-type="float" office:value="4.0094999469">
            <text:p>4.0094999469</text:p>
          </table:table-cell>
          <table:table-cell office:value-type="float" office:value="-1.1986842055">
            <text:p>-1.1986842055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EMING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PSR B0633+17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.15">
            <text:p>54.1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2.9">
            <text:p>12.9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IAUSAR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No coords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GIENA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2.68236">
            <text:p>12.682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2.925">
            <text:p>12.925</text:p>
          </table:table-cell>
          <table:table-cell office:value-type="float" office:value="5.4376229072">
            <text:p>5.4376229072</text:p>
          </table:table-cell>
          <table:table-cell office:value-type="float" office:value="0.5928928314">
            <text:p>0.5928928314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GIENAH GU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8.37081">
            <text:p>48.37081</text:p>
          </table:table-cell>
          <table:table-cell office:value-type="float" office:value="-17">
            <text:p>-17</text:p>
          </table:table-cell>
          <table:table-cell office:value-type="float" office:value="32">
            <text:p>32</text:p>
          </table:table-cell>
          <table:table-cell office:value-type="float" office:value="30.9496">
            <text:p>30.9496</text:p>
          </table:table-cell>
          <table:table-cell office:value-type="float" office:value="3.2105601251">
            <text:p>3.2105601251</text:p>
          </table:table-cell>
          <table:table-cell office:value-type="float" office:value="-0.3061644434">
            <text:p>-0.3061644434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GIRT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.2752">
            <text:p>29.2752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office:value-type="float" office:value="47.9391">
            <text:p>47.9391</text:p>
          </table:table-cell>
          <table:table-cell office:value-type="float" office:value="4.6359781167">
            <text:p>4.6359781167</text:p>
          </table:table-cell>
          <table:table-cell office:value-type="float" office:value="-0.6812017118">
            <text:p>-0.6812017118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OMEISA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.04174">
            <text:p>9.04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.5368">
            <text:p>21.5368</text:p>
          </table:table-cell>
          <table:table-cell office:value-type="float" office:value="1.951062973">
            <text:p>1.951062973</text:p>
          </table:table-cell>
          <table:table-cell office:value-type="float" office:value="0.1446758531">
            <text:p>0.1446758531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GORGONEA QUART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0.8346600815">
            <text:p>0.8346600815</text:p>
          </table:table-cell>
          <table:table-cell office:value-type="float" office:value="0.6913540055">
            <text:p>0.6913540055</text:p>
          </table:table-cell>
          <table:table-cell office:value-type="float" office:value="4.63">
            <text:p>4.63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GORGONEA SECUND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5.7">
            <text:p>45.7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.7799949149">
            <text:p>0.7799949149</text:p>
          </table:table-cell>
          <table:table-cell office:value-type="float" office:value="0.6922460627">
            <text:p>0.6922460627</text:p>
          </table:table-cell>
          <table:table-cell office:value-type="float" office:value="4.7">
            <text:p>4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GORGONEA TERTI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.59385">
            <text:p>10.5938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4.9943">
            <text:p>24.9943</text:p>
          </table:table-cell>
          <table:table-cell office:value-type="float" office:value="0.8079851856">
            <text:p>0.8079851856</text:p>
          </table:table-cell>
          <table:table-cell office:value-type="float" office:value="0.677890702">
            <text:p>0.677890702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GRAFFI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6.23198">
            <text:p>26.23198</text:p>
          </table:table-cell>
          <table:table-cell office:value-type="float" office:value="-19">
            <text:p>-19</text:p>
          </table:table-cell>
          <table:table-cell office:value-type="float" office:value="48">
            <text:p>48</text:p>
          </table:table-cell>
          <table:table-cell office:value-type="float" office:value="19.63">
            <text:p>19.63</text:p>
          </table:table-cell>
          <table:table-cell office:value-type="float" office:value="4.2125144639">
            <text:p>4.2125144639</text:p>
          </table:table-cell>
          <table:table-cell office:value-type="float" office:value="-0.3456703608">
            <text:p>-0.3456703608</text:p>
          </table:table-cell>
          <table:table-cell office:value-type="float" office:value="2.6">
            <text:p>2.6</text:p>
          </table:table-cell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GRUID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0.05027">
            <text:p>40.05027</text:p>
          </table:table-cell>
          <table:table-cell office:value-type="float" office:value="-46">
            <text:p>-46</text:p>
          </table:table-cell>
          <table:table-cell office:value-type="float" office:value="53">
            <text:p>53</text:p>
          </table:table-cell>
          <table:table-cell office:value-type="float" office:value="4.4752">
            <text:p>4.4752</text:p>
          </table:table-cell>
          <table:table-cell office:value-type="float" office:value="5.9457586409">
            <text:p>5.9457586409</text:p>
          </table:table-cell>
          <table:table-cell office:value-type="float" office:value="-0.8182902274">
            <text:p>-0.8182902274</text:p>
          </table:table-cell>
          <table:table-cell office:value-type="float" office:value="2.13">
            <text:p>2.13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RUMIUM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1.72962">
            <text:p>31.7296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1.5143">
            <text:p>21.5143</text:p>
          </table:table-cell>
          <table:table-cell office:value-type="float" office:value="4.6841531616">
            <text:p>4.6841531616</text:p>
          </table:table-cell>
          <table:table-cell office:value-type="float" office:value="0.9926148722">
            <text:p>0.9926148722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HAD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.40535">
            <text:p>49.40535</text:p>
          </table:table-cell>
          <table:table-cell office:value-type="float" office:value="-60">
            <text:p>-60</text:p>
          </table:table-cell>
          <table:table-cell office:value-type="float" office:value="22">
            <text:p>22</text:p>
          </table:table-cell>
          <table:table-cell office:value-type="float" office:value="22.9266">
            <text:p>22.9266</text:p>
          </table:table-cell>
          <table:table-cell office:value-type="float" office:value="3.681874257">
            <text:p>3.681874257</text:p>
          </table:table-cell>
          <table:table-cell office:value-type="float" office:value="-1.0537082431">
            <text:p>-1.0537082431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HAMAL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4057">
            <text:p>10.405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.7032">
            <text:p>44.7032</text:p>
          </table:table-cell>
          <table:table-cell office:value-type="float" office:value="0.5548987614">
            <text:p>0.5548987614</text:p>
          </table:table-cell>
          <table:table-cell office:value-type="float" office:value="0.4094964368">
            <text:p>0.4094964368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ATSY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.98191">
            <text:p>25.98191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 office:value-type="float" office:value="35.6435">
            <text:p>35.6435</text:p>
          </table:table-cell>
          <table:table-cell office:value-type="float" office:value="1.4636027064">
            <text:p>1.4636027064</text:p>
          </table:table-cell>
          <table:table-cell office:value-type="float" office:value="-0.1031472304">
            <text:p>-0.1031472304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HEAD OF HYDRUS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6.19467">
            <text:p>46.19467</text:p>
          </table:table-cell>
          <table:table-cell office:value-type="float" office:value="-61">
            <text:p>-61</text:p>
          </table:table-cell>
          <table:table-cell office:value-type="float" office:value="34">
            <text:p>34</text:p>
          </table:table-cell>
          <table:table-cell office:value-type="float" office:value="11.4948">
            <text:p>11.4948</text:p>
          </table:table-cell>
          <table:table-cell office:value-type="float" office:value="0.5182315005">
            <text:p>0.5182315005</text:p>
          </table:table-cell>
          <table:table-cell office:value-type="float" office:value="-1.0745967712">
            <text:p>-1.0745967712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ECATEBOLU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.40897">
            <text:p>56.40897</text:p>
          </table:table-cell>
          <table:table-cell office:value-type="float" office:value="-27">
            <text:p>-27</text:p>
          </table:table-cell>
          <table:table-cell office:value-type="float" office:value="40">
            <text:p>40</text:p>
          </table:table-cell>
          <table:table-cell office:value-type="float" office:value="13.5189">
            <text:p>13.5189</text:p>
          </table:table-cell>
          <table:table-cell office:value-type="float" office:value="5.004470483">
            <text:p>5.004470483</text:p>
          </table:table-cell>
          <table:table-cell office:value-type="float" office:value="-0.4829399679">
            <text:p>-0.482939967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HEZE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1.59115">
            <text:p>41.59115</text:p>
          </table:table-cell>
          <table:table-cell office:value-type="string">
            <text:p>neg</text:p>
          </table:table-cell>
          <table:table-cell office:value-type="float" office:value="35">
            <text:p>35</text:p>
          </table:table-cell>
          <table:table-cell office:value-type="float" office:value="44.9487">
            <text:p>44.9487</text:p>
          </table:table-cell>
          <table:table-cell office:value-type="float" office:value="3.5547696216">
            <text:p>3.5547696216</text:p>
          </table:table-cell>
          <table:table-cell office:value-type="float" office:value="-0.0103990048">
            <text:p>-0.0103990048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HOEDUS 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68739">
            <text:p>28.687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.02">
            <text:p>33.02</text:p>
          </table:table-cell>
          <table:table-cell office:value-type="float" office:value="1.3198097911">
            <text:p>1.3198097911</text:p>
          </table:table-cell>
          <table:table-cell office:value-type="float" office:value="0.7169086316">
            <text:p>0.7169086316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HOEDUS I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89337">
            <text:p>30.893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.1127">
            <text:p>4.1127</text:p>
          </table:table-cell>
          <table:table-cell office:value-type="float" office:value="1.337423507">
            <text:p>1.337423507</text:p>
          </table:table-cell>
          <table:table-cell office:value-type="float" office:value="0.7196773672">
            <text:p>0.7196773672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HOM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7.72072">
            <text:p>27.7207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2.9079">
            <text:p>52.9079</text:p>
          </table:table-cell>
          <table:table-cell office:value-type="float" office:value="5.9404986876">
            <text:p>5.9404986876</text:p>
          </table:table-cell>
          <table:table-cell office:value-type="float" office:value="0.1890429522">
            <text:p>0.1890429522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HYDROBIUS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.62614">
            <text:p>23.626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4.0354">
            <text:p>44.0354</text:p>
          </table:table-cell>
          <table:table-cell office:value-type="float" office:value="2.3360960159">
            <text:p>2.3360960159</text:p>
          </table:table-cell>
          <table:table-cell office:value-type="float" office:value="0.1037696919">
            <text:p>0.1037696919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JABBA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9.7">
            <text:p>59.7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.2411282657">
            <text:p>4.2411282657</text:p>
          </table:table-cell>
          <table:table-cell office:value-type="float" office:value="0.3396556168">
            <text:p>0.339655616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JABHAT AL 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8.4">
            <text:p>48.4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.2184898909">
            <text:p>4.2184898909</text:p>
          </table:table-cell>
          <table:table-cell office:value-type="float" office:value="0.360745012">
            <text:p>0.360745012</text:p>
          </table:table-cell>
          <table:table-cell office:value-type="float" office:value="3.93">
            <text:p>3.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JIH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8.7344">
            <text:p>38.734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.128">
            <text:p>42.128</text:p>
          </table:table-cell>
          <table:table-cell office:value-type="float" office:value="5.6925902066">
            <text:p>5.6925902066</text:p>
          </table:table-cell>
          <table:table-cell office:value-type="float" office:value="0.4475903072">
            <text:p>0.4475903072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JUXTA CRUCEM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-60">
            <text:p>-6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2347932356">
            <text:p>3.2347932356</text:p>
          </table:table-cell>
          <table:table-cell office:value-type="float" office:value="-1.0541982608">
            <text:p>-1.0541982608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KABDHI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9.62109">
            <text:p>59.6210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7.9585">
            <text:p>57.9585</text:p>
          </table:table-cell>
          <table:table-cell office:value-type="float" office:value="1.2958794145">
            <text:p>1.2958794145</text:p>
          </table:table-cell>
          <table:table-cell office:value-type="float" office:value="0.5788576378">
            <text:p>0.5788576378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KAFFALJIDHM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.0391">
            <text:p>18.03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.939">
            <text:p>8.939</text:p>
          </table:table-cell>
          <table:table-cell office:value-type="float" office:value="0.7125335106">
            <text:p>0.7125335106</text:p>
          </table:table-cell>
          <table:table-cell office:value-type="float" office:value="0.05647565">
            <text:p>0.05647565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KAJA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.9533">
            <text:p>24.95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9.77">
            <text:p>59.77</text:p>
          </table:table-cell>
          <table:table-cell office:value-type="float" office:value="4.2996879382">
            <text:p>4.2996879382</text:p>
          </table:table-cell>
          <table:table-cell office:value-type="float" office:value="0.2449267566">
            <text:p>0.2449267566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KAUS AUSTR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.3184">
            <text:p>10.3184</text:p>
          </table:table-cell>
          <table:table-cell office:value-type="float" office:value="-34">
            <text:p>-34</text:p>
          </table:table-cell>
          <table:table-cell office:value-type="float" office:value="23">
            <text:p>23</text:p>
          </table:table-cell>
          <table:table-cell office:value-type="float" office:value="4.6193">
            <text:p>4.6193</text:p>
          </table:table-cell>
          <table:table-cell office:value-type="float" office:value="4.8178591107">
            <text:p>4.8178591107</text:p>
          </table:table-cell>
          <table:table-cell office:value-type="float" office:value="-0.6001247695">
            <text:p>-0.6001247695</text:p>
          </table:table-cell>
          <table:table-cell office:value-type="float" office:value="1.8">
            <text:p>1.8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KAUS BORE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.24072">
            <text:p>58.24072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18.1146">
            <text:p>18.1146</text:p>
          </table:table-cell>
          <table:table-cell office:value-type="float" office:value="4.8344340896">
            <text:p>4.8344340896</text:p>
          </table:table-cell>
          <table:table-cell office:value-type="float" office:value="-0.4436923403">
            <text:p>-0.4436923403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KAUS MEDI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.64354">
            <text:p>59.64354</text:p>
          </table:table-cell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41.1659">
            <text:p>41.1659</text:p>
          </table:table-cell>
          <table:table-cell office:value-type="float" office:value="4.8039928436">
            <text:p>4.8039928436</text:p>
          </table:table-cell>
          <table:table-cell office:value-type="float" office:value="-0.5205985832">
            <text:p>-0.5205985832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K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.32">
            <text:p>16.32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 office:value-type="float" office:value="10.34">
            <text:p>10.34</text:p>
          </table:table-cell>
          <table:table-cell office:value-type="float" office:value="1.113834222">
            <text:p>1.113834222</text:p>
          </table:table-cell>
          <table:table-cell office:value-type="float" office:value="-0.1335678175">
            <text:p>-0.1335678175</text:p>
          </table:table-cell>
          <table:table-cell office:value-type="float" office:value="4.43">
            <text:p>4.43</text:p>
          </table:table-cell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KHAMBALI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-13">
            <text:p>-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7485745342">
            <text:p>3.7485745342</text:p>
          </table:table-cell>
          <table:table-cell office:value-type="float" office:value="0.2333699135">
            <text:p>0.2333699135</text:p>
          </table:table-cell>
          <table:table-cell office:value-type="float" office:value="4.52">
            <text:p>4.5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KITALPHA</text:p>
          </table:table-cell>
          <table:table-cell table:number-columns-repeated="2"/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.4">
            <text:p>49.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.1">
            <text:p>53.1</text:p>
          </table:table-cell>
          <table:table-cell office:value-type="float" office:value="5.5668294601">
            <text:p>5.5668294601</text:p>
          </table:table-cell>
          <table:table-cell office:value-type="float" office:value="0.0915963336">
            <text:p>0.0915963336</text:p>
          </table:table-cell>
          <table:table-cell office:value-type="float" office:value="3.92">
            <text:p>3.9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KLEE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KOCHAB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.3258">
            <text:p>42.325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9.8142">
            <text:p>19.8142</text:p>
          </table:table-cell>
          <table:table-cell office:value-type="float" office:value="3.8864356047">
            <text:p>3.8864356047</text:p>
          </table:table-cell>
          <table:table-cell office:value-type="float" office:value="1.2942577023">
            <text:p>1.2942577023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KORNEPHORO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19955">
            <text:p>13.1995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2.6008">
            <text:p>22.6008</text:p>
          </table:table-cell>
          <table:table-cell office:value-type="float" office:value="4.320649797">
            <text:p>4.320649797</text:p>
          </table:table-cell>
          <table:table-cell office:value-type="float" office:value="0.3750644727">
            <text:p>0.3750644727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KRAZ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.23484">
            <text:p>23.23484</text:p>
          </table:table-cell>
          <table:table-cell office:value-type="float" office:value="-23">
            <text:p>-23</text:p>
          </table:table-cell>
          <table:table-cell office:value-type="float" office:value="23">
            <text:p>23</text:p>
          </table:table-cell>
          <table:table-cell office:value-type="float" office:value="48.3374">
            <text:p>48.3374</text:p>
          </table:table-cell>
          <table:table-cell office:value-type="float" office:value="3.2916353253">
            <text:p>3.2916353253</text:p>
          </table:table-cell>
          <table:table-cell office:value-type="float" office:value="-0.4083505031">
            <text:p>-0.4083505031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KULLAT NUNU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3991713443">
            <text:p>0.3991713443</text:p>
          </table:table-cell>
          <table:table-cell office:value-type="float" office:value="0.2678353181">
            <text:p>0.2678353181</text:p>
          </table:table-cell>
          <table:table-cell office:value-type="float" office:value="3.62">
            <text:p>3.6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KUMA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.56856">
            <text:p>10.5685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.2739">
            <text:p>3.2739</text:p>
          </table:table-cell>
          <table:table-cell office:value-type="float" office:value="4.5909845001">
            <text:p>4.5909845001</text:p>
          </table:table-cell>
          <table:table-cell office:value-type="float" office:value="0.9631467312">
            <text:p>0.9631467312</text:p>
          </table:table-cell>
          <table:table-cell office:value-type="float" office:value="4.8">
            <text:p>4.8</text:p>
          </table:table-cell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LA SUPERB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.83">
            <text:p>7.8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4.92">
            <text:p>24.92</text:p>
          </table:table-cell>
          <table:table-cell office:value-type="float" office:value="3.3385116081">
            <text:p>3.3385116081</text:p>
          </table:table-cell>
          <table:table-cell office:value-type="float" office:value="0.7930820724">
            <text:p>0.7930820724</text:p>
          </table:table-cell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LESAT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.83712">
            <text:p>45.83712</text:p>
          </table:table-cell>
          <table:table-cell office:value-type="float" office:value="-37">
            <text:p>-37</text:p>
          </table:table-cell>
          <table:table-cell office:value-type="float" office:value="17">
            <text:p>17</text:p>
          </table:table-cell>
          <table:table-cell office:value-type="float" office:value="44.9285">
            <text:p>44.9285</text:p>
          </table:table-cell>
          <table:table-cell office:value-type="float" office:value="4.5848226559">
            <text:p>4.5848226559</text:p>
          </table:table-cell>
          <table:table-cell office:value-type="float" office:value="-0.6509347423">
            <text:p>-0.6509347423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LUCIDA ANSERIS</text:p>
          </table:table-cell>
          <table:table-cell table:number-columns-repeated="2"/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.3">
            <text:p>42.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.0994375586">
            <text:p>5.0994375586</text:p>
          </table:table-cell>
          <table:table-cell office:value-type="float" office:value="0.43048546">
            <text:p>0.43048546</text:p>
          </table:table-cell>
          <table:table-cell office:value-type="float" office:value="4.44">
            <text:p>4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LUCIDA OPPID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5.83293">
            <text:p>45.83293</text:p>
          </table:table-cell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office:value-type="float" office:value="25.0103">
            <text:p>25.0103</text:p>
          </table:table-cell>
          <table:table-cell office:value-type="float" office:value="5.0167913411">
            <text:p>5.0167913411</text:p>
          </table:table-cell>
          <table:table-cell office:value-type="float" office:value="-0.3669312845">
            <text:p>-0.3669312845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LUCY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.93">
            <text:p>49.93</text:p>
          </table:table-cell>
          <table:table-cell office:value-type="float" office:value="-49">
            <text:p>-49</text:p>
          </table:table-cell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3.3110299446">
            <text:p>3.3110299446</text:p>
          </table:table-cell>
          <table:table-cell office:value-type="float" office:value="-0.8691797853">
            <text:p>-0.8691797853</text:p>
          </table:table-cell>
          <table:table-cell office:value-type="float" office:value="14">
            <text:p>14</text:p>
          </table:table-cell>
          <table:table-cell office:value-type="string">
            <text:p>W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MAASY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4.3099">
            <text:p>44.309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.323">
            <text:p>38.323</text:p>
          </table:table-cell>
          <table:table-cell office:value-type="float" office:value="4.5847115933">
            <text:p>4.5847115933</text:p>
          </table:table-cell>
          <table:table-cell office:value-type="float" office:value="0.4557167299">
            <text:p>0.4557167299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MAGNIFICENT SEVEN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RX J1856.5-3754 et. al.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MA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.6067">
            <text:p>49.606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.895">
            <text:p>3.895</text:p>
          </table:table-cell>
          <table:table-cell office:value-type="float" office:value="0.9853552053">
            <text:p>0.9853552053</text:p>
          </table:table-cell>
          <table:table-cell office:value-type="float" office:value="0.4252974446">
            <text:p>0.4252974446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MARFAK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.5255">
            <text:p>4.525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.129">
            <text:p>49.129</text:p>
          </table:table-cell>
          <table:table-cell office:value-type="float" office:value="4.2240258935">
            <text:p>4.2240258935</text:p>
          </table:table-cell>
          <table:table-cell office:value-type="float" office:value="0.2975259334">
            <text:p>0.2975259334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MARFARK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.310246819">
            <text:p>0.310246819</text:p>
          </table:table-cell>
          <table:table-cell office:value-type="float" office:value="0.9625442343">
            <text:p>0.9625442343</text:p>
          </table:table-cell>
          <table:table-cell office:value-type="float" office:value="4.34">
            <text:p>4.3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MARF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.8229">
            <text:p>54.82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.123">
            <text:p>2.123</text:p>
          </table:table-cell>
          <table:table-cell office:value-type="float" office:value="4.3236767325">
            <text:p>4.3236767325</text:p>
          </table:table-cell>
          <table:table-cell office:value-type="float" office:value="0.0346259894">
            <text:p>0.0346259894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8">
            <text:p>49.8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">
            <text:p>49.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62">
            <text:p>4.62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.81761">
            <text:p>6.81761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 office:value-type="float" office:value="38.4017">
            <text:p>38.40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MATAR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3743">
            <text:p>0.1374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.4822">
            <text:p>16.4822</text:p>
          </table:table-cell>
          <table:table-cell office:value-type="float" office:value="5.9472194204">
            <text:p>5.9472194204</text:p>
          </table:table-cell>
          <table:table-cell office:value-type="float" office:value="0.5274602303">
            <text:p>0.5274602303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MEBSUT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5.92626">
            <text:p>55.926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2.0515">
            <text:p>52.0515</text:p>
          </table:table-cell>
          <table:table-cell office:value-type="float" office:value="1.7624862938">
            <text:p>1.7624862938</text:p>
          </table:table-cell>
          <table:table-cell office:value-type="float" office:value="0.4386208833">
            <text:p>0.4386208833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MEGREZ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.56063">
            <text:p>25.5606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.4156">
            <text:p>57.4156</text:p>
          </table:table-cell>
          <table:table-cell office:value-type="float" office:value="3.208901322">
            <text:p>3.208901322</text:p>
          </table:table-cell>
          <table:table-cell office:value-type="float" office:value="0.9954069205">
            <text:p>0.9954069205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MEISS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.27761">
            <text:p>8.2776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.9611">
            <text:p>2.9611</text:p>
          </table:table-cell>
          <table:table-cell office:value-type="float" office:value="1.4623152133">
            <text:p>1.4623152133</text:p>
          </table:table-cell>
          <table:table-cell office:value-type="float" office:value="0.1733837282">
            <text:p>0.1733837282</text:p>
          </table:table-cell>
          <table:table-cell office:value-type="float" office:value="4">
            <text:p>4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MEKBUD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53079">
            <text:p>6.530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.0739">
            <text:p>13.0739</text:p>
          </table:table-cell>
          <table:table-cell office:value-type="float" office:value="1.8505239396">
            <text:p>1.8505239396</text:p>
          </table:table-cell>
          <table:table-cell office:value-type="float" office:value="0.3590194335">
            <text:p>0.3590194335</text:p>
          </table:table-cell>
          <table:table-cell office:value-type="float" office:value="4">
            <text:p>4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MENKA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72293">
            <text:p>31.7229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0.7573">
            <text:p>50.7573</text:p>
          </table:table-cell>
          <table:table-cell office:value-type="float" office:value="1.5687399602">
            <text:p>1.5687399602</text:p>
          </table:table-cell>
          <table:table-cell office:value-type="float" office:value="0.7844806889">
            <text:p>0.7844806889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MENK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.77307">
            <text:p>16.773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.0596">
            <text:p>23.0596</text:p>
          </table:table-cell>
          <table:table-cell office:value-type="float" office:value="0.7953445817">
            <text:p>0.7953445817</text:p>
          </table:table-cell>
          <table:table-cell office:value-type="float" office:value="0.0713794072">
            <text:p>0.0713794072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MENKENT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0.94752">
            <text:p>40.9475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11.8371">
            <text:p>11.8371</text:p>
          </table:table-cell>
          <table:table-cell office:value-type="float" office:value="3.6943491557">
            <text:p>3.6943491557</text:p>
          </table:table-cell>
          <table:table-cell office:value-type="float" office:value="-0.6347754592">
            <text:p>-0.6347754592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MENKIB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7.9011">
            <text:p>57.901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7.717">
            <text:p>27.717</text:p>
          </table:table-cell>
          <table:table-cell office:value-type="float" office:value="1.0426815918">
            <text:p>1.0426815918</text:p>
          </table:table-cell>
          <table:table-cell office:value-type="float" office:value="0.6246713598">
            <text:p>0.6246713598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MERAK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.47654">
            <text:p>50.4765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.7339">
            <text:p>56.7339</text:p>
          </table:table-cell>
          <table:table-cell office:value-type="float" office:value="2.8878273465">
            <text:p>2.8878273465</text:p>
          </table:table-cell>
          <table:table-cell office:value-type="float" office:value="0.9840589754">
            <text:p>0.9840589754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ERG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8.7">
            <text:p>18.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.8803541649">
            <text:p>3.8803541649</text:p>
          </table:table-cell>
          <table:table-cell office:value-type="float" office:value="0.8048779771">
            <text:p>0.8048779771</text:p>
          </table:table-cell>
          <table:table-cell office:value-type="float" office:value="5.76">
            <text:p>5.7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MEROP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5739">
            <text:p>19.5739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4.09">
            <text:p>54.09</text:p>
          </table:table-cell>
          <table:table-cell office:value-type="float" office:value="0.9875344816">
            <text:p>0.9875344816</text:p>
          </table:table-cell>
          <table:table-cell office:value-type="float" office:value="0.4179777034">
            <text:p>0.4179777034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MESARTHIM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1.81479">
            <text:p>31.8147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7.879">
            <text:p>37.879</text:p>
          </table:table-cell>
          <table:table-cell office:value-type="float" office:value="0.4953691505">
            <text:p>0.4953691505</text:p>
          </table:table-cell>
          <table:table-cell office:value-type="float" office:value="0.3367413">
            <text:p>0.3367413</text:p>
          </table:table-cell>
          <table:table-cell office:value-type="float" office:value="3.86">
            <text:p>3.86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MIAPLACID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97746">
            <text:p>11.97746</text:p>
          </table:table-cell>
          <table:table-cell office:value-type="float" office:value="-69">
            <text:p>-69</text:p>
          </table:table-cell>
          <table:table-cell office:value-type="float" office:value="43">
            <text:p>43</text:p>
          </table:table-cell>
          <table:table-cell office:value-type="float" office:value="1.9473">
            <text:p>1.9473</text:p>
          </table:table-cell>
          <table:table-cell office:value-type="float" office:value="2.4137887164">
            <text:p>2.4137887164</text:p>
          </table:table-cell>
          <table:table-cell office:value-type="float" office:value="-1.2167948176">
            <text:p>-1.2167948176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MIMOSA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43.26877">
            <text:p>43.26877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19.5792">
            <text:p>19.5792</text:p>
          </table:table-cell>
          <table:table-cell office:value-type="float" office:value="3.3498154344">
            <text:p>3.3498154344</text:p>
          </table:table-cell>
          <table:table-cell office:value-type="float" office:value="-1.0417655979">
            <text:p>-1.0417655979</text:p>
          </table:table-cell>
          <table:table-cell office:value-type="float" office:value="1.3">
            <text:p>1.3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MINARUJA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45.4">
            <text:p>45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2635029625">
            <text:p>2.2635029625</text:p>
          </table:table-cell>
          <table:table-cell office:value-type="float" office:value="0.0583182377">
            <text:p>0.0583182377</text:p>
          </table:table-cell>
          <table:table-cell office:value-type="float" office:value="4.44">
            <text:p>4.44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MINKAR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.48058">
            <text:p>7.4805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1.162">
            <text:p>11.162</text:p>
          </table:table-cell>
          <table:table-cell office:value-type="float" office:value="3.185769888">
            <text:p>3.185769888</text:p>
          </table:table-cell>
          <table:table-cell office:value-type="float" office:value="-0.3947894141">
            <text:p>-0.3947894141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INTAK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string">
            <text:p>neg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.448652368">
            <text:p>1.448652368</text:p>
          </table:table-cell>
          <table:table-cell office:value-type="float" office:value="-0.0052214433">
            <text:p>-0.0052214433</text:p>
          </table:table-cell>
          <table:table-cell office:value-type="float" office:value="2.23">
            <text:p>2.23</text:p>
          </table:table-cell>
          <table:table-cell office:value-type="string">
            <text:p>O9.5 II + B0.5III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MIR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7921">
            <text:p>20.7921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39.4956">
            <text:p>39.4956</text:p>
          </table:table-cell>
          <table:table-cell office:value-type="float" office:value="0.6080139592">
            <text:p>0.6080139592</text:p>
          </table:table-cell>
          <table:table-cell office:value-type="float" office:value="-0.0519695812">
            <text:p>-0.0519695812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MIRAC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.92388">
            <text:p>43.923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4.0075">
            <text:p>14.0075</text:p>
          </table:table-cell>
          <table:table-cell office:value-type="float" office:value="0.3042635307">
            <text:p>0.3042635307</text:p>
          </table:table-cell>
          <table:table-cell office:value-type="float" office:value="0.6216960122">
            <text:p>0.6216960122</text:p>
          </table:table-cell>
          <table:table-cell office:value-type="float" office:value="2.06">
            <text:p>2.06</text:p>
          </table:table-cell>
          <table:table-cell office:value-type="string">
            <text:p>M0 III</text:p>
          </table:table-cell>
          <table:table-cell office:value-type="string">
            <text:p>3&amp;ndash;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MIRAM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1.8">
            <text:p>41.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.7448047139">
            <text:p>0.7448047139</text:p>
          </table:table-cell>
          <table:table-cell office:value-type="float" office:value="0.9755614817">
            <text:p>0.9755614817</text:p>
          </table:table-cell>
          <table:table-cell office:value-type="float" office:value="3.76">
            <text:p>3.7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MIRFA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.37009">
            <text:p>19.37009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.2455">
            <text:p>40.2455</text:p>
          </table:table-cell>
          <table:table-cell office:value-type="float" office:value="0.8915265512">
            <text:p>0.8915265512</text:p>
          </table:table-cell>
          <table:table-cell office:value-type="float" office:value="0.8702417478">
            <text:p>0.8702417478</text:p>
          </table:table-cell>
          <table:table-cell office:value-type="float" office:value="1.82">
            <text:p>1.82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MIZ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MOTHALLAH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.9071">
            <text:p>4.90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.7801">
            <text:p>43.7801</text:p>
          </table:table-cell>
          <table:table-cell office:value-type="float" office:value="0.4934123681">
            <text:p>0.4934123681</text:p>
          </table:table-cell>
          <table:table-cell office:value-type="float" office:value="0.5162479341">
            <text:p>0.516247934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MUHLIFAI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1.04008">
            <text:p>31.04008</text:p>
          </table:table-cell>
          <table:table-cell office:value-type="float" office:value="-48">
            <text:p>-48</text:p>
          </table:table-cell>
          <table:table-cell office:value-type="float" office:value="57">
            <text:p>57</text:p>
          </table:table-cell>
          <table:table-cell office:value-type="float" office:value="35.5375">
            <text:p>35.5375</text:p>
          </table:table-cell>
          <table:table-cell office:value-type="float" office:value="3.3227462002">
            <text:p>3.3227462002</text:p>
          </table:table-cell>
          <table:table-cell office:value-type="float" office:value="-0.8545109595">
            <text:p>-0.854510959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MULIPHEI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5.5">
            <text:p>45.5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8489945374">
            <text:p>1.8489945374</text:p>
          </table:table-cell>
          <table:table-cell office:value-type="float" office:value="0.2728531397">
            <text:p>0.2728531397</text:p>
          </table:table-cell>
          <table:table-cell office:value-type="float" office:value="4.11">
            <text:p>4.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MUPHRID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1.07892">
            <text:p>41.0789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1.7946">
            <text:p>51.7946</text:p>
          </table:table-cell>
          <table:table-cell office:value-type="float" office:value="3.6419988338">
            <text:p>3.6419988338</text:p>
          </table:table-cell>
          <table:table-cell office:value-type="float" office:value="0.3211008015">
            <text:p>0.3211008015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MURZIM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1.98535">
            <text:p>41.98535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21.3073">
            <text:p>21.3073</text:p>
          </table:table-cell>
          <table:table-cell office:value-type="float" office:value="1.6698426965">
            <text:p>1.6698426965</text:p>
          </table:table-cell>
          <table:table-cell office:value-type="float" office:value="-0.3133899014">
            <text:p>-0.3133899014</text:p>
          </table:table-cell>
          <table:table-cell office:value-type="float" office:value="1.98">
            <text:p>1.98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 office:value-type="string">
            <text:p>243;24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.7044">
            <text:p>11.704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5.2667">
            <text:p>15.266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5.63">
            <text:p>5.63</text:p>
          </table:table-cell>
          <table:table-cell office:value-type="string">
            <text:p>G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 office:value-type="string">
            <text:p>242;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2.81767">
            <text:p>12.81767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40.57">
            <text:p>40.5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4.62">
            <text:p>4.62</text:p>
          </table:table-cell>
          <table:table-cell office:value-type="string">
            <text:p>K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 office:value-type="string">
            <text:p>242;24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YI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1.01789">
            <text:p>11.01789</text:p>
          </table:table-cell>
          <table:table-cell office:value-type="float" office:value="-69">
            <text:p>-69</text:p>
          </table:table-cell>
          <table:table-cell office:value-type="float" office:value="8">
            <text:p>8</text:p>
          </table:table-cell>
          <table:table-cell office:value-type="float" office:value="8.0332">
            <text:p>8.0332</text:p>
          </table:table-cell>
          <table:table-cell office:value-type="float" office:value="3.303836853">
            <text:p>3.303836853</text:p>
          </table:table-cell>
          <table:table-cell office:value-type="float" office:value="-1.2066432356">
            <text:p>-1.2066432356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AO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1">
            <text:p>35.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2.1100376158">
            <text:p>2.1100376158</text:p>
          </table:table-cell>
          <table:table-cell office:value-type="float" office:value="-0.6981879392">
            <text:p>-0.6981879392</text:p>
          </table:table-cell>
          <table:table-cell office:value-type="float" office:value="2.21">
            <text:p>2.21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ASHI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.4563">
            <text:p>5.456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 office:value-type="float" office:value="44.308">
            <text:p>44.308</text:p>
          </table:table-cell>
          <table:table-cell office:value-type="float" office:value="5.6727168623">
            <text:p>5.6727168623</text:p>
          </table:table-cell>
          <table:table-cell office:value-type="float" office:value="-0.2908121317">
            <text:p>-0.2908121317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NAVI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2.50108">
            <text:p>42.50108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0.2984">
            <text:p>0.2984</text:p>
          </table:table-cell>
          <table:table-cell office:value-type="float" office:value="0.247436861">
            <text:p>0.247436861</text:p>
          </table:table-cell>
          <table:table-cell office:value-type="float" office:value="1.0597071909">
            <text:p>1.0597071909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EKKAR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.76238">
            <text:p>56.7623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.0406">
            <text:p>26.0406</text:p>
          </table:table-cell>
          <table:table-cell office:value-type="float" office:value="3.9354820169">
            <text:p>3.9354820169</text:p>
          </table:table-cell>
          <table:table-cell office:value-type="float" office:value="0.704948378">
            <text:p>0.704948378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EMBUS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9.56">
            <text:p>59.5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0.427573669">
            <text:p>0.427573669</text:p>
          </table:table-cell>
          <table:table-cell office:value-type="float" office:value="0.8487225872">
            <text:p>0.8487225872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NIHAL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72316">
            <text:p>14.72316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float" office:value="33.9878">
            <text:p>33.9878</text:p>
          </table:table-cell>
          <table:table-cell office:value-type="float" office:value="1.432240685">
            <text:p>1.432240685</text:p>
          </table:table-cell>
          <table:table-cell office:value-type="float" office:value="-0.3623205973">
            <text:p>-0.3623205973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NUNK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.9265">
            <text:p>15.9265</text:p>
          </table:table-cell>
          <table:table-cell office:value-type="float" office:value="-26">
            <text:p>-26</text:p>
          </table:table-cell>
          <table:table-cell office:value-type="float" office:value="17">
            <text:p>17</text:p>
          </table:table-cell>
          <table:table-cell office:value-type="float" office:value="48.2068">
            <text:p>48.2068</text:p>
          </table:table-cell>
          <table:table-cell office:value-type="float" office:value="4.9535299603">
            <text:p>4.9535299603</text:p>
          </table:table-cell>
          <table:table-cell office:value-type="float" office:value="-0.4589644182">
            <text:p>-0.4589644182</text:p>
          </table:table-cell>
          <table:table-cell office:value-type="float" office:value="2.06">
            <text:p>2.06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USAKAN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9.7308">
            <text:p>49.730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53">
            <text:p>20.53</text:p>
          </table:table-cell>
          <table:table-cell office:value-type="float" office:value="4.0484170673">
            <text:p>4.0484170673</text:p>
          </table:table-cell>
          <table:table-cell office:value-type="float" office:value="0.5079903446">
            <text:p>0.5079903446</text:p>
          </table:table-cell>
          <table:table-cell office:value-type="float" office:value="3.7">
            <text:p>3.7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OKUL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.2">
            <text:p>19.2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.3551937439">
            <text:p>5.3551937439</text:p>
          </table:table-cell>
          <table:table-cell office:value-type="float" office:value="0.3178535456">
            <text:p>0.3178535456</text:p>
          </table:table-cell>
          <table:table-cell office:value-type="float" office:value="5.08">
            <text:p>5.0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AE CHAOU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3809082615">
            <text:p>5.3809082615</text:p>
          </table:table-cell>
          <table:table-cell office:value-type="float" office:value="0.1972803831">
            <text:p>0.1972803831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ÁLIDA</text:p>
          </table:table-cell>
          <table:table-cell office:value-type="string">
            <text:p>δ Crucis</text:p>
          </table:table-cell>
          <table:table-cell/>
          <table:table-cell office:value-type="string">
            <text:p>Crucis</text:p>
          </table:table-cell>
          <table:table-cell office:value-type="string">
            <text:p>Del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.71673">
            <text:p>8.71673</text:p>
          </table:table-cell>
          <table:table-cell office:value-type="float" office:value="-58">
            <text:p>-58</text:p>
          </table:table-cell>
          <table:table-cell office:value-type="float" office:value="44">
            <text:p>44</text:p>
          </table:table-cell>
          <table:table-cell office:value-type="float" office:value="56.1369">
            <text:p>56.1369</text:p>
          </table:table-cell>
          <table:table-cell table:number-columns-repeated="2"/>
          <table:table-cell office:value-type="float" office:value="2.79">
            <text:p>2.7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himmering and massless sphere of coherent photons, believed to be the “shadow” cast by a four-dimensional metastar.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EACOCK</text:p>
          </table:table-cell>
          <table:table-cell table:number-columns-repeated="2"/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.85705">
            <text:p>38.85705</text:p>
          </table:table-cell>
          <table:table-cell office:value-type="float" office:value="-56">
            <text:p>-56</text:p>
          </table:table-cell>
          <table:table-cell office:value-type="float" office:value="44">
            <text:p>44</text:p>
          </table:table-cell>
          <table:table-cell office:value-type="float" office:value="6.323">
            <text:p>6.323</text:p>
          </table:table-cell>
          <table:table-cell office:value-type="float" office:value="5.3478965986">
            <text:p>5.3478965986</text:p>
          </table:table-cell>
          <table:table-cell office:value-type="float" office:value="-0.9902141171">
            <text:p>-0.9902141171</text:p>
          </table:table-cell>
          <table:table-cell office:value-type="float" office:value="1.91">
            <text:p>1.91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PENNAE CAUDALIS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7.61">
            <text:p>47.6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4.5">
            <text:p>34.5</text:p>
          </table:table-cell>
          <table:table-cell office:value-type="float" office:value="5.7019623047">
            <text:p>5.7019623047</text:p>
          </table:table-cell>
          <table:table-cell office:value-type="float" office:value="0.860614582">
            <text:p>0.860614582</text:p>
          </table:table-cell>
          <table:table-cell office:value-type="float" office:value="4.23">
            <text:p>4.2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EREGRINI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6.17877">
            <text:p>46.17877</text:p>
          </table:table-cell>
          <table:table-cell office:value-type="float" office:value="-49">
            <text:p>-49</text:p>
          </table:table-cell>
          <table:table-cell office:value-type="float" office:value="25">
            <text:p>25</text:p>
          </table:table-cell>
          <table:table-cell office:value-type="float" office:value="12.9244">
            <text:p>12.9244</text:p>
          </table:table-cell>
          <table:table-cell office:value-type="float" office:value="2.8220649569">
            <text:p>2.8220649569</text:p>
          </table:table-cell>
          <table:table-cell office:value-type="float" office:value="-0.862546198">
            <text:p>-0.862546198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THE PERSIAN</text:p>
          </table:table-cell>
          <table:table-cell table:number-columns-repeated="2"/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.03201">
            <text:p>34.03201</text:p>
          </table:table-cell>
          <table:table-cell office:value-type="float" office:value="-47">
            <text:p>-47</text:p>
          </table:table-cell>
          <table:table-cell office:value-type="float" office:value="17">
            <text:p>17</text:p>
          </table:table-cell>
          <table:table-cell office:value-type="float" office:value="29.4026">
            <text:p>29.4026</text:p>
          </table:table-cell>
          <table:table-cell office:value-type="float" office:value="5.3999055894">
            <text:p>5.3999055894</text:p>
          </table:table-cell>
          <table:table-cell office:value-type="float" office:value="-0.8253923958">
            <text:p>-0.8253923958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PHACT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8.94103">
            <text:p>38.94103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26.795">
            <text:p>26.795</text:p>
          </table:table-cell>
          <table:table-cell office:value-type="float" office:value="1.4819984127">
            <text:p>1.4819984127</text:p>
          </table:table-cell>
          <table:table-cell office:value-type="float" office:value="-0.5947054043">
            <text:p>-0.5947054043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PHAD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9.84732">
            <text:p>49.8473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1.135">
            <text:p>41.135</text:p>
          </table:table-cell>
          <table:table-cell office:value-type="float" office:value="3.1146743911">
            <text:p>3.1146743911</text:p>
          </table:table-cell>
          <table:table-cell office:value-type="float" office:value="0.9371503482">
            <text:p>0.9371503482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HERKAD MAJ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3.71604">
            <text:p>43.7160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.4596">
            <text:p>2.4596</text:p>
          </table:table-cell>
          <table:table-cell office:value-type="float" office:value="4.0174363997">
            <text:p>4.0174363997</text:p>
          </table:table-cell>
          <table:table-cell office:value-type="float" office:value="1.2537401038">
            <text:p>1.2537401038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HERKAD MIN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.89">
            <text:p>5.89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.0015956431">
            <text:p>4.0015956431</text:p>
          </table:table-cell>
          <table:table-cell office:value-type="float" office:value="1.2535633427">
            <text:p>1.2535633427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HORBACEUS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.02">
            <text:p>21.0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9.2">
            <text:p>49.2</text:p>
          </table:table-cell>
          <table:table-cell office:value-type="float" office:value="4.7444608598">
            <text:p>4.7444608598</text:p>
          </table:table-cell>
          <table:table-cell office:value-type="float" office:value="0.1669174719">
            <text:p>0.1669174719</text:p>
          </table:table-cell>
          <table:table-cell office:value-type="float" office:value="3.71">
            <text:p>3.7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PLEI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1.2161">
            <text:p>11.216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.163">
            <text:p>12.163</text:p>
          </table:table-cell>
          <table:table-cell office:value-type="float" office:value="1.0000166546">
            <text:p>1.0000166546</text:p>
          </table:table-cell>
          <table:table-cell office:value-type="float" office:value="0.421265094">
            <text:p>0.421265094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OLARI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9.09">
            <text:p>49.09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.8">
            <text:p>50.8</text:p>
          </table:table-cell>
          <table:table-cell office:value-type="float" office:value="0.6624317182">
            <text:p>0.6624317182</text:p>
          </table:table-cell>
          <table:table-cell office:value-type="float" office:value="1.5579526428">
            <text:p>1.5579526428</text:p>
          </table:table-cell>
          <table:table-cell office:value-type="float" office:value="1.97">
            <text:p>1.9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POLARIS AUSTRALIS</text:p>
          </table:table-cell>
          <table:table-cell table:number-columns-repeated="2"/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6.8">
            <text:p>46.8</text:p>
          </table:table-cell>
          <table:table-cell office:value-type="float" office:value="-88">
            <text:p>-8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.5360971209">
            <text:p>5.5360971209</text:p>
          </table:table-cell>
          <table:table-cell office:value-type="float" office:value="1.5525818768">
            <text:p>1.5525818768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O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5.8">
            <text:p>45.8</text:p>
          </table:table-cell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.7724428511">
            <text:p>4.7724428511</text:p>
          </table:table-cell>
          <table:table-cell office:value-type="float" office:value="0.3675469479">
            <text:p>0.3675469479</text:p>
          </table:table-cell>
          <table:table-cell office:value-type="float" office:value="3.84">
            <text:p>3.8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POLLUX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8.94987">
            <text:p>18.9498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4.316">
            <text:p>34.316</text:p>
          </table:table-cell>
          <table:table-cell office:value-type="float" office:value="2.0303233289">
            <text:p>2.0303233289</text:p>
          </table:table-cell>
          <table:table-cell office:value-type="float" office:value="0.4891494474">
            <text:p>0.4891494474</text:p>
          </table:table-cell>
          <table:table-cell office:value-type="float" office:value="1.15">
            <text:p>1.15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ORRI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.64344">
            <text:p>39.64344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57.7421">
            <text:p>57.7421</text:p>
          </table:table-cell>
          <table:table-cell office:value-type="float" office:value="3.3233718542">
            <text:p>3.3233718542</text:p>
          </table:table-cell>
          <table:table-cell office:value-type="float" office:value="-0.0252963275">
            <text:p>-0.0252963275</text:p>
          </table:table-cell>
          <table:table-cell office:value-type="float" office:value="2.7">
            <text:p>2.7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PRAECIPUA</text:p>
          </table:table-cell>
          <table:table-cell table:number-columns-repeated="2"/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.70487">
            <text:p>18.7048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5375">
            <text:p>53.5375</text:p>
          </table:table-cell>
          <table:table-cell office:value-type="float" office:value="2.8506102604">
            <text:p>2.8506102604</text:p>
          </table:table-cell>
          <table:table-cell office:value-type="float" office:value="0.5971621613">
            <text:p>0.5971621613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PRIM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.39148">
            <text:p>35.3914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56.157">
            <text:p>56.157</text:p>
          </table:table-cell>
          <table:table-cell office:value-type="float" office:value="0.2992797139">
            <text:p>0.2992797139</text:p>
          </table:table-cell>
          <table:table-cell office:value-type="float" office:value="-0.1777140641">
            <text:p>-0.1777140641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PRIM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Gamma Taur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.6037">
            <text:p>47.603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.512">
            <text:p>39.512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PRINCE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table:number-columns-repeated="2" office:value-type="float" office:value="15">
            <text:p>15</text:p>
          </table:table-cell>
          <table:table-cell office:value-type="float" office:value="30.16295">
            <text:p>30.1629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3.3926">
            <text:p>53.3926</text:p>
          </table:table-cell>
          <table:table-cell office:value-type="float" office:value="3.9946341756">
            <text:p>3.9946341756</text:p>
          </table:table-cell>
          <table:table-cell office:value-type="float" office:value="0.5814534955">
            <text:p>0.5814534955</text:p>
          </table:table-cell>
          <table:table-cell office:value-type="float" office:value="3.5">
            <text:p>3.5</text:p>
          </table:table-cell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PROCYON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.1195">
            <text:p>18.119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9.9552">
            <text:p>29.9552</text:p>
          </table:table-cell>
          <table:table-cell office:value-type="float" office:value="2.0040830039">
            <text:p>2.0040830039</text:p>
          </table:table-cell>
          <table:table-cell office:value-type="float" office:value="0.0911932362">
            <text:p>0.091193236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PULCHERRIM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9.21746">
            <text:p>59.2174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2099">
            <text:p>27.2099</text:p>
          </table:table-cell>
          <table:table-cell office:value-type="float" office:value="3.8614840621">
            <text:p>3.8614840621</text:p>
          </table:table-cell>
          <table:table-cell office:value-type="float" office:value="0.4725343682">
            <text:p>0.4725343682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AR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QUIN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-21">
            <text:p>-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5236213194">
            <text:p>0.5236213194</text:p>
          </table:table-cell>
          <table:table-cell office:value-type="float" office:value="0.3678766212">
            <text:p>0.3678766212</text:p>
          </table:table-cell>
          <table:table-cell office:value-type="float" office:value="3.99">
            <text:p>3.9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RAN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4.9">
            <text:p>14.9</text:p>
          </table:table-cell>
          <table:table-cell office:value-type="float" office:value="-9">
            <text:p>-9</text:p>
          </table:table-cell>
          <table:table-cell office:value-type="float" office:value="45">
            <text:p>45</text:p>
          </table:table-cell>
          <table:table-cell office:value-type="float" office:value="48.2">
            <text:p>48.2</text:p>
          </table:table-cell>
          <table:table-cell office:value-type="float" office:value="0.9741046166">
            <text:p>0.9741046166</text:p>
          </table:table-cell>
          <table:table-cell office:value-type="float" office:value="-0.1704032823">
            <text:p>-0.1704032823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RAS ALGETH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.8">
            <text:p>38.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.514497732">
            <text:p>4.514497732</text:p>
          </table:table-cell>
          <table:table-cell office:value-type="float" office:value="0.2511577275">
            <text:p>0.2511577275</text:p>
          </table:table-cell>
          <table:table-cell office:value-type="float" office:value="3">
            <text:p>3</text:p>
          </table:table-cell>
          <table:table-cell office:value-type="string">
            <text:p>M5IIvar / (G5III+F2V)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RAS ALHAGUE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.06945">
            <text:p>56.0694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.1346">
            <text:p>36.1346</text:p>
          </table:table-cell>
          <table:table-cell office:value-type="float" office:value="4.6030200645">
            <text:p>4.6030200645</text:p>
          </table:table-cell>
          <table:table-cell office:value-type="float" office:value="0.2192140066">
            <text:p>0.2192140066</text:p>
          </table:table-cell>
          <table:table-cell office:value-type="float" office:value="2.1">
            <text:p>2.1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RAS ELASED AUSTR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1.0733">
            <text:p>51.07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7.3208">
            <text:p>27.3208</text:p>
          </table:table-cell>
          <table:table-cell office:value-type="float" office:value="2.5562581862">
            <text:p>2.5562581862</text:p>
          </table:table-cell>
          <table:table-cell office:value-type="float" office:value="0.4149390405">
            <text:p>0.4149390405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RAS ELASED BORE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RASTA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.9617">
            <text:p>25.961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.9993">
            <text:p>4.9993</text:p>
          </table:table-cell>
          <table:table-cell office:value-type="float" office:value="4.5833772746">
            <text:p>4.5833772746</text:p>
          </table:table-cell>
          <table:table-cell office:value-type="float" office:value="0.9128314361">
            <text:p>0.9128314361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REGOR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.95013">
            <text:p>31.95013</text:p>
          </table:table-cell>
          <table:table-cell office:value-type="float" office:value="-47">
            <text:p>-47</text:p>
          </table:table-cell>
          <table:table-cell office:value-type="float" office:value="20">
            <text:p>20</text:p>
          </table:table-cell>
          <table:table-cell office:value-type="float" office:value="11.7108">
            <text:p>11.7108</text:p>
          </table:table-cell>
          <table:table-cell office:value-type="float" office:value="2.1359884896">
            <text:p>2.1359884896</text:p>
          </table:table-cell>
          <table:table-cell office:value-type="float" office:value="-0.8261792882">
            <text:p>-0.8261792882</text:p>
          </table:table-cell>
          <table:table-cell office:value-type="float" office:value="1.78">
            <text:p>1.78</text:p>
          </table:table-cell>
          <table:table-cell office:value-type="string">
            <text:p>O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REGULU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No coor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REVENANTE OF THE SWAN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.2018">
            <text:p>47.20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.549">
            <text:p>58.549</text:p>
          </table:table-cell>
          <table:table-cell office:value-type="float" office:value="5.313596861">
            <text:p>5.313596861</text:p>
          </table:table-cell>
          <table:table-cell office:value-type="float" office:value="0.6637998575">
            <text:p>0.6637998575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RIGEL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.2721">
            <text:p>32.2721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5.8981">
            <text:p>5.8981</text:p>
          </table:table-cell>
          <table:table-cell office:value-type="float" office:value="1.3724303562">
            <text:p>1.3724303562</text:p>
          </table:table-cell>
          <table:table-cell office:value-type="float" office:value="-0.1431455935">
            <text:p>-0.1431455935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RIGIL KENTAURUS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office:value-type="float" office:value="3.8380150298">
            <text:p>3.8380150298</text:p>
          </table:table-cell>
          <table:table-cell office:value-type="float" office:value="-1.0617531511">
            <text:p>-1.0617531511</text:p>
          </table:table-cell>
          <table:table-cell office:value-type="float" office:value="-0.27">
            <text:p>-0.27</text:p>
          </table:table-cell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RIJL AL AWW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.6">
            <text:p>3.6</text:p>
          </table:table-cell>
          <table:table-cell office:value-type="float" office:value="-5">
            <text:p>-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.8530761232">
            <text:p>3.8530761232</text:p>
          </table:table-cell>
          <table:table-cell office:value-type="float" office:value="0.0987565468">
            <text:p>0.0987565468</text:p>
          </table:table-cell>
          <table:table-cell office:value-type="float" office:value="3.87">
            <text:p>3.8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ROTANEV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.9413">
            <text:p>32.94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.3195">
            <text:p>42.3195</text:p>
          </table:table-cell>
          <table:table-cell office:value-type="float" office:value="5.3998262707">
            <text:p>5.3998262707</text:p>
          </table:table-cell>
          <table:table-cell office:value-type="float" office:value="0.2547323533">
            <text:p>0.2547323533</text:p>
          </table:table-cell>
          <table:table-cell office:value-type="float" office:value="3.6">
            <text:p>3.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UCHBA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Omega2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.8163">
            <text:p>18.816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3.07">
            <text:p>13.07</text:p>
          </table:table-cell>
          <table:table-cell office:value-type="float" office:value="5.3671449703">
            <text:p>5.3671449703</text:p>
          </table:table-cell>
          <table:table-cell office:value-type="float" office:value="0.8543660346">
            <text:p>0.8543660346</text:p>
          </table:table-cell>
          <table:table-cell office:value-type="float" office:value="5.44">
            <text:p>5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-A binary. A probe launched from this system into a nearby flexure point of the galactic animal caused the Great Voidquake.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RUCHBA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8.95147">
            <text:p>48.9514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.0225">
            <text:p>7.0225</text:p>
          </table:table-cell>
          <table:table-cell office:value-type="float" office:value="0.3744423174">
            <text:p>0.3744423174</text:p>
          </table:table-cell>
          <table:table-cell office:value-type="float" office:value="1.0513040322">
            <text:p>1.0513040322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RUKBALGETHI GENUB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5.1805">
            <text:p>15.180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.941">
            <text:p>1.941</text:p>
          </table:table-cell>
          <table:table-cell office:value-type="float" office:value="4.696039645">
            <text:p>4.696039645</text:p>
          </table:table-cell>
          <table:table-cell office:value-type="float" office:value="0.6501445566">
            <text:p>0.6501445566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RUKBALGETHI SHEMAL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4.4368">
            <text:p>44.43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8.119">
            <text:p>48.119</text:p>
          </table:table-cell>
          <table:table-cell office:value-type="float" office:value="4.2749248795">
            <text:p>4.2749248795</text:p>
          </table:table-cell>
          <table:table-cell office:value-type="float" office:value="0.8083207312">
            <text:p>0.8083207312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RUKBAT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.17483">
            <text:p>53.17483</text:p>
          </table:table-cell>
          <table:table-cell office:value-type="float" office:value="-40">
            <text:p>-40</text:p>
          </table:table-cell>
          <table:table-cell office:value-type="float" office:value="36">
            <text:p>36</text:p>
          </table:table-cell>
          <table:table-cell office:value-type="float" office:value="57.3705">
            <text:p>57.3705</text:p>
          </table:table-cell>
          <table:table-cell office:value-type="float" office:value="5.0784117829">
            <text:p>5.0784117829</text:p>
          </table:table-cell>
          <table:table-cell office:value-type="float" office:value="-0.7088818163">
            <text:p>-0.7088818163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RUK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8.47854">
            <text:p>58.478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0.9161">
            <text:p>50.9161</text:p>
          </table:table-cell>
          <table:table-cell office:value-type="float" office:value="5.1704272653">
            <text:p>5.1704272653</text:p>
          </table:table-cell>
          <table:table-cell office:value-type="float" office:value="0.7876812291">
            <text:p>0.787681229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HE RUNAWAY ST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8.7691">
            <text:p>58.769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.239">
            <text:p>7.239</text:p>
          </table:table-cell>
          <table:table-cell office:value-type="float" office:value="3.1109598781">
            <text:p>3.1109598781</text:p>
          </table:table-cell>
          <table:table-cell office:value-type="float" office:value="0.6583151119">
            <text:p>0.658315111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G-dwarf with apparently high proper motion, caught on a void snag while the Galaxy streams around it.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UTICULU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7.16104">
            <text:p>17.1610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9.7873">
            <text:p>9.7873</text:p>
          </table:table-cell>
          <table:table-cell office:value-type="float" office:value="4.3689344392">
            <text:p>4.3689344392</text:p>
          </table:table-cell>
          <table:table-cell office:value-type="float" office:value="0.5515714938">
            <text:p>0.5515714938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SAB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2.68689">
            <text:p>22.68689</text:p>
          </table:table-cell>
          <table:table-cell office:value-type="float" office:value="-15">
            <text:p>-15</text:p>
          </table:table-cell>
          <table:table-cell office:value-type="float" office:value="43">
            <text:p>43</text:p>
          </table:table-cell>
          <table:table-cell office:value-type="float" office:value="29.6639">
            <text:p>29.6639</text:p>
          </table:table-cell>
          <table:table-cell office:value-type="float" office:value="4.4958726611">
            <text:p>4.4958726611</text:p>
          </table:table-cell>
          <table:table-cell office:value-type="float" office:value="-0.2744513954">
            <text:p>-0.2744513954</text:p>
          </table:table-cell>
          <table:table-cell office:value-type="float" office:value="2.43">
            <text:p>2.43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ADACHBI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.37542">
            <text:p>39.37542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14.4031">
            <text:p>14.4031</text:p>
          </table:table-cell>
          <table:table-cell office:value-type="float" office:value="5.8540797787">
            <text:p>5.8540797787</text:p>
          </table:table-cell>
          <table:table-cell office:value-type="float" office:value="-0.0242135495">
            <text:p>-0.0242135495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SADALBARI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Mu Pegasi</text:p>
          </table:table-cell>
          <table:table-cell office:value-type="string">
            <text:p>No coords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.19315">
            <text:p>0.1931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.6984">
            <text:p>5.698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ADALMELIK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7.03593">
            <text:p>47.0359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.4568">
            <text:p>11.4568</text:p>
          </table:table-cell>
          <table:table-cell office:value-type="float" office:value="5.7848236966">
            <text:p>5.7848236966</text:p>
          </table:table-cell>
          <table:table-cell office:value-type="float" office:value="-0.0055824201">
            <text:p>-0.0055824201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ADALPHERETZ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.87786">
            <text:p>31.877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.3561">
            <text:p>56.3561</text:p>
          </table:table-cell>
          <table:table-cell office:value-type="float" office:value="5.962617619">
            <text:p>5.962617619</text:p>
          </table:table-cell>
          <table:table-cell office:value-type="float" office:value="0.4112982609">
            <text:p>0.4112982609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ADALSUUD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.53171">
            <text:p>33.53171</text:p>
          </table:table-cell>
          <table:table-cell office:value-type="float" office:value="-5">
            <text:p>-5</text:p>
          </table:table-cell>
          <table:table-cell office:value-type="float" office:value="34">
            <text:p>34</text:p>
          </table:table-cell>
          <table:table-cell office:value-type="float" office:value="16.232">
            <text:p>16.232</text:p>
          </table:table-cell>
          <table:table-cell office:value-type="float" office:value="5.6354886556">
            <text:p>5.6354886556</text:p>
          </table:table-cell>
          <table:table-cell office:value-type="float" office:value="-0.0972353567">
            <text:p>-0.0972353567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ADIR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.84496">
            <text:p>55.84496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office:value-type="float" office:value="29.7312">
            <text:p>29.7312</text:p>
          </table:table-cell>
          <table:table-cell office:value-type="float" office:value="0.9290856637">
            <text:p>0.9290856637</text:p>
          </table:table-cell>
          <table:table-cell office:value-type="float" office:value="-0.1650777552">
            <text:p>-0.165077755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AD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.70184">
            <text:p>13.7018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4.045">
            <text:p>24.045</text:p>
          </table:table-cell>
          <table:table-cell office:value-type="float" office:value="5.3329772908">
            <text:p>5.3329772908</text:p>
          </table:table-cell>
          <table:table-cell office:value-type="float" office:value="0.7026115974">
            <text:p>0.7026115974</text:p>
          </table:table-cell>
          <table:table-cell office:value-type="float" office:value="2.24">
            <text:p>2.24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SAIPH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5.38884">
            <text:p>45.38884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10.5777">
            <text:p>10.5777</text:p>
          </table:table-cell>
          <table:table-cell office:value-type="float" office:value="1.5173738957">
            <text:p>1.5173738957</text:p>
          </table:table-cell>
          <table:table-cell office:value-type="float" office:value="-0.1687664432">
            <text:p>-0.1687664432</text:p>
          </table:table-cell>
          <table:table-cell office:value-type="float" office:value="2.05">
            <text:p>2.05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SAL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No coords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8.2">
            <text:p>38.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ARG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12985">
            <text:p>19.12985</text:p>
          </table:table-cell>
          <table:table-cell office:value-type="float" office:value="-42">
            <text:p>-42</text:p>
          </table:table-cell>
          <table:table-cell office:value-type="float" office:value="59">
            <text:p>59</text:p>
          </table:table-cell>
          <table:table-cell office:value-type="float" office:value="52.1808">
            <text:p>52.1808</text:p>
          </table:table-cell>
          <table:table-cell office:value-type="float" office:value="4.6134237103">
            <text:p>4.6134237103</text:p>
          </table:table-cell>
          <table:table-cell office:value-type="float" office:value="-0.7504536698">
            <text:p>-0.7504536698</text:p>
          </table:table-cell>
          <table:table-cell office:value-type="float" office:value="1.86">
            <text:p>1.86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SARIN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.9106">
            <text:p>1.91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1.135">
            <text:p>21.135</text:p>
          </table:table-cell>
          <table:table-cell office:value-type="float" office:value="4.5161783823">
            <text:p>4.5161783823</text:p>
          </table:table-cell>
          <table:table-cell office:value-type="float" office:value="0.4335258963">
            <text:p>0.4335258963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SARI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1.4339">
            <text:p>51.433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.2811">
            <text:p>38.2811</text:p>
          </table:table-cell>
          <table:table-cell office:value-type="float" office:value="2.4995612091">
            <text:p>2.4995612091</text:p>
          </table:table-cell>
          <table:table-cell office:value-type="float" office:value="0.9019390389">
            <text:p>0.9019390389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SASIN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table:number-columns-repeated="2" office:value-type="float" office:value="5">
            <text:p>5</text:p>
          </table:table-cell>
          <table:table-cell office:value-type="float" office:value="27.66537">
            <text:p>27.66537</text:p>
          </table:table-cell>
          <table:table-cell office:value-type="float" office:value="-22">
            <text:p>-22</text:p>
          </table:table-cell>
          <table:table-cell office:value-type="float" office:value="22">
            <text:p>22</text:p>
          </table:table-cell>
          <table:table-cell office:value-type="float" office:value="15.7239">
            <text:p>15.7239</text:p>
          </table:table-cell>
          <table:table-cell office:value-type="float" office:value="1.3328254371">
            <text:p>1.3328254371</text:p>
          </table:table-cell>
          <table:table-cell office:value-type="float" office:value="-0.3904482076">
            <text:p>-0.3904482076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EPTRU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.8">
            <text:p>10.8</text:p>
          </table:table-cell>
          <table:table-cell office:value-type="float" office:value="-14">
            <text:p>-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class dwarf of the House of Hohenzollern, sometime capital of the Holy Roman Stellar Empire.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SCHEAT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6.45746">
            <text:p>46.457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8.0336">
            <text:p>58.0336</text:p>
          </table:table-cell>
          <table:table-cell office:value-type="float" office:value="6.0378543706">
            <text:p>6.0378543706</text:p>
          </table:table-cell>
          <table:table-cell office:value-type="float" office:value="0.4901370982">
            <text:p>0.4901370982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SCHED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4405">
            <text:p>30.440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.392">
            <text:p>14.392</text:p>
          </table:table-cell>
          <table:table-cell office:value-type="float" office:value="0.1767466208">
            <text:p>0.1767466208</text:p>
          </table:table-cell>
          <table:table-cell office:value-type="float" office:value="0.9867625782">
            <text:p>0.9867625782</text:p>
          </table:table-cell>
          <table:table-cell office:value-type="float" office:value="2.25">
            <text:p>2.25</text:p>
          </table:table-cell>
          <table:table-cell office:value-type="string">
            <text:p>K0IIIa</text:p>
          </table:table-cell>
          <table:table-cell office:value-type="string">
            <text:p>4&amp;ndash;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SE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.62285">
            <text:p>16.622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8.6346">
            <text:p>38.6346</text:p>
          </table:table-cell>
          <table:table-cell office:value-type="float" office:value="5.8698784576">
            <text:p>5.8698784576</text:p>
          </table:table-cell>
          <table:table-cell office:value-type="float" office:value="0.0240401389">
            <text:p>0.0240401389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ECUND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-8">
            <text:p>-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66209538">
            <text:p>0.3666209538</text:p>
          </table:table-cell>
          <table:table-cell office:value-type="float" office:value="0.1428261105">
            <text:p>0.1428261105</text:p>
          </table:table-cell>
          <table:table-cell office:value-type="float" office:value="3.6">
            <text:p>3.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SECUND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EGIN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/>
          <table:table-cell office:value-type="float" office:value="23.72567">
            <text:p>23.7256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.3628">
            <text:p>12.3628</text:p>
          </table:table-cell>
          <table:table-cell office:value-type="float" office:value="0.4991442162">
            <text:p>0.4991442162</text:p>
          </table:table-cell>
          <table:table-cell office:value-type="float" office:value="1.1112528936">
            <text:p>1.1112528936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EGIN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.6719">
            <text:p>4.67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.709">
            <text:p>29.709</text:p>
          </table:table-cell>
          <table:table-cell office:value-type="float" office:value="3.8051575195">
            <text:p>3.8051575195</text:p>
          </table:table-cell>
          <table:table-cell office:value-type="float" office:value="0.6686051368">
            <text:p>0.6686051368</text:p>
          </table:table-cell>
          <table:table-cell office:value-type="float" office:value="3">
            <text:p>3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SEPHDA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7.63505">
            <text:p>37.63505</text:p>
          </table:table-cell>
          <table:table-cell office:value-type="float" office:value="-36">
            <text:p>-36</text:p>
          </table:table-cell>
          <table:table-cell office:value-type="float" office:value="45">
            <text:p>45</text:p>
          </table:table-cell>
          <table:table-cell office:value-type="float" office:value="42.0667">
            <text:p>42.0667</text:p>
          </table:table-cell>
          <table:table-cell office:value-type="float" office:value="4.7893023717">
            <text:p>4.7893023717</text:p>
          </table:table-cell>
          <table:table-cell office:value-type="float" office:value="-0.6416124452">
            <text:p>-0.6416124452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SHAM</text:p>
          </table:table-cell>
          <table:table-cell table:number-columns-repeated="2"/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.1491430813">
            <text:p>5.1491430813</text:p>
          </table:table-cell>
          <table:table-cell office:value-type="float" office:value="0.3144016722">
            <text:p>0.3144016722</text:p>
          </table:table-cell>
          <table:table-cell office:value-type="float" office:value="4.39">
            <text:p>4.39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HAUL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.52">
            <text:p>36.52</text:p>
          </table:table-cell>
          <table:table-cell office:value-type="float" office:value="-37">
            <text:p>-37</text:p>
          </table:table-cell>
          <table:table-cell office:value-type="float" office:value="6">
            <text:p>6</text:p>
          </table:table-cell>
          <table:table-cell office:value-type="float" office:value="13.76">
            <text:p>13.76</text:p>
          </table:table-cell>
          <table:table-cell office:value-type="float" office:value="4.5972350652">
            <text:p>4.5972350652</text:p>
          </table:table-cell>
          <table:table-cell office:value-type="float" office:value="-0.6475838629">
            <text:p>-0.6475838629</text:p>
          </table:table-cell>
          <table:table-cell office:value-type="float" office:value="1.62">
            <text:p>1.62</text:p>
          </table:table-cell>
          <table:table-cell office:value-type="string">
            <text:p>B1.5-2 IV+ (A)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SHE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9.9">
            <text:p>59.9</text:p>
          </table:table-cell>
          <table:table-cell office:value-type="float" office:value="-32">
            <text:p>-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.5097025308">
            <text:p>1.5097025308</text:p>
          </table:table-cell>
          <table:table-cell office:value-type="float" office:value="0.5638528555">
            <text:p>0.5638528555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SHELIAK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.79525">
            <text:p>4.795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5.61">
            <text:p>45.61</text:p>
          </table:table-cell>
          <table:table-cell office:value-type="float" office:value="4.9309038573">
            <text:p>4.9309038573</text:p>
          </table:table-cell>
          <table:table-cell office:value-type="float" office:value="0.5822884291">
            <text:p>0.5822884291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SHERATA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8.41099">
            <text:p>38.410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8.9133">
            <text:p>28.9133</text:p>
          </table:table-cell>
          <table:table-cell office:value-type="float" office:value="0.5002121628">
            <text:p>0.5002121628</text:p>
          </table:table-cell>
          <table:table-cell office:value-type="float" office:value="0.36316866">
            <text:p>0.36316866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SIMIRAM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.21739">
            <text:p>44.217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16.4563">
            <text:p>16.4563</text:p>
          </table:table-cell>
          <table:table-cell office:value-type="float" office:value="2.677932658">
            <text:p>2.677932658</text:p>
          </table:table-cell>
          <table:table-cell office:value-type="float" office:value="-1.2223920352">
            <text:p>-1.2223920352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SINISTRA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.59191">
            <text:p>1.59191</text:p>
          </table:table-cell>
          <table:table-cell office:value-type="float" office:value="-9">
            <text:p>-9</text:p>
          </table:table-cell>
          <table:table-cell office:value-type="float" office:value="46">
            <text:p>46</text:p>
          </table:table-cell>
          <table:table-cell office:value-type="float" office:value="25.0798">
            <text:p>25.0798</text:p>
          </table:table-cell>
          <table:table-cell office:value-type="float" office:value="4.7081414242">
            <text:p>4.7081414242</text:p>
          </table:table-cell>
          <table:table-cell office:value-type="float" office:value="-0.1705820806">
            <text:p>-0.1705820806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IRIUS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.9173">
            <text:p>8.9173</text:p>
          </table:table-cell>
          <table:table-cell office:value-type="float" office:value="-16">
            <text:p>-16</text:p>
          </table:table-cell>
          <table:table-cell office:value-type="float" office:value="42">
            <text:p>42</text:p>
          </table:table-cell>
          <table:table-cell office:value-type="float" office:value="58.017">
            <text:p>58.017</text:p>
          </table:table-cell>
          <table:table-cell office:value-type="float" office:value="1.767794352">
            <text:p>1.767794352</text:p>
          </table:table-cell>
          <table:table-cell office:value-type="float" office:value="-0.2917512594">
            <text:p>-0.2917512594</text:p>
          </table:table-cell>
          <table:table-cell office:value-type="float" office:value="-1.47">
            <text:p>-1.47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IRRA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.2586">
            <text:p>23.25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5.555">
            <text:p>25.555</text:p>
          </table:table-cell>
          <table:table-cell office:value-type="float" office:value="0.0365979982">
            <text:p>0.0365979982</text:p>
          </table:table-cell>
          <table:table-cell office:value-type="float" office:value="0.5077238183">
            <text:p>0.5077238183</text:p>
          </table:table-cell>
          <table:table-cell office:value-type="float" office:value="2.06">
            <text:p>2.06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ITUL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5.38049">
            <text:p>45.38049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40.9939">
            <text:p>40.9939</text:p>
          </table:table-cell>
          <table:table-cell office:value-type="float" office:value="5.9243296498">
            <text:p>5.9243296498</text:p>
          </table:table-cell>
          <table:table-cell office:value-type="float" office:value="-0.0737934608">
            <text:p>-0.0737934608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SK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9.0125">
            <text:p>39.0125</text:p>
          </table:table-cell>
          <table:table-cell office:value-type="float" office:value="-15">
            <text:p>-15</text:p>
          </table:table-cell>
          <table:table-cell office:value-type="float" office:value="49">
            <text:p>49</text:p>
          </table:table-cell>
          <table:table-cell office:value-type="float" office:value="14.953">
            <text:p>14.953</text:p>
          </table:table-cell>
          <table:table-cell office:value-type="float" office:value="5.9980430497">
            <text:p>5.9980430497</text:p>
          </table:table-cell>
          <table:table-cell office:value-type="float" office:value="-0.2761254042">
            <text:p>-0.2761254042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SPEEDY MIC</text:p>
          </table:table-cell>
          <table:table-cell table:number-columns-repeated="2"/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5.00732">
            <text:p>45.00732</text:p>
          </table:table-cell>
          <table:table-cell office:value-type="float" office:value="-36">
            <text:p>-36</text:p>
          </table:table-cell>
          <table:table-cell office:value-type="float" office:value="35">
            <text:p>35</text:p>
          </table:table-cell>
          <table:table-cell office:value-type="float" office:value="40.7905">
            <text:p>40.7905</text:p>
          </table:table-cell>
          <table:table-cell office:value-type="float" office:value="5.4443369678">
            <text:p>5.4443369678</text:p>
          </table:table-cell>
          <table:table-cell office:value-type="float" office:value="-0.6386973759">
            <text:p>-0.6386973759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PIC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.5793">
            <text:p>11.5793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40.759">
            <text:p>40.759</text:p>
          </table:table-cell>
          <table:table-cell office:value-type="float" office:value="3.5133171901">
            <text:p>3.5133171901</text:p>
          </table:table-cell>
          <table:table-cell office:value-type="float" office:value="-0.1948018168">
            <text:p>-0.1948018168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TEROPE 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4.4">
            <text:p>54.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.76">
            <text:p>5.7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TEROPE I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9857037839">
            <text:p>0.9857037839</text:p>
          </table:table-cell>
          <table:table-cell office:value-type="float" office:value="0.4285607497">
            <text:p>0.4285607497</text:p>
          </table:table-cell>
          <table:table-cell office:value-type="float" office:value="5.76">
            <text:p>5.7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UALOCIN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.287">
            <text:p>38.28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43.49">
            <text:p>43.49</text:p>
          </table:table-cell>
          <table:table-cell office:value-type="float" office:value="5.4089416673">
            <text:p>5.4089416673</text:p>
          </table:table-cell>
          <table:table-cell office:value-type="float" office:value="0.2777181965">
            <text:p>0.2777181965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econd stellar system which Niccolò Cacciatore named after himself as a practical joke. See also: ROTANEV.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UB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03">
            <text:p>9.0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2.3">
            <text:p>32.3</text:p>
          </table:table-cell>
          <table:table-cell office:value-type="float" office:value="2.5357474187">
            <text:p>2.5357474187</text:p>
          </table:table-cell>
          <table:table-cell office:value-type="float" office:value="0.1726533026">
            <text:p>0.1726533026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ULAFAT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6.62241">
            <text:p>56.622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2.4003">
            <text:p>22.4003</text:p>
          </table:table-cell>
          <table:table-cell office:value-type="float" office:value="4.9695794198">
            <text:p>4.9695794198</text:p>
          </table:table-cell>
          <table:table-cell office:value-type="float" office:value="0.5705403769">
            <text:p>0.5705403769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YR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7350700491">
            <text:p>3.7350700491</text:p>
          </table:table-cell>
          <table:table-cell office:value-type="float" office:value="-0.1047294514">
            <text:p>-0.1047294514</text:p>
          </table:table-cell>
          <table:table-cell office:value-type="float" office:value="4.07">
            <text:p>4.0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Mischievous F-class dwarf with a coquettish emission spectrum and slight unpredictable variability.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T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0.41091">
            <text:p>50.4109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0.5883">
            <text:p>40.5883</text:p>
          </table:table-cell>
          <table:table-cell office:value-type="float" office:value="1.2646663694">
            <text:p>1.2646663694</text:p>
          </table:table-cell>
          <table:table-cell office:value-type="float" office:value="0.1214971606">
            <text:p>0.1214971606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TALITH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.52762">
            <text:p>37.5276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3.489">
            <text:p>23.489</text:p>
          </table:table-cell>
          <table:table-cell office:value-type="float" office:value="2.3720135451">
            <text:p>2.3720135451</text:p>
          </table:table-cell>
          <table:table-cell office:value-type="float" office:value="0.8230366202">
            <text:p>0.8230366202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TALITH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.45362">
            <text:p>12.453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.5741">
            <text:p>30.5741</text:p>
          </table:table-cell>
          <table:table-cell office:value-type="float" office:value="2.3527368199">
            <text:p>2.3527368199</text:p>
          </table:table-cell>
          <table:table-cell office:value-type="float" office:value="0.8384880448">
            <text:p>0.8384880448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ANG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.60056">
            <text:p>18.60056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5.7766">
            <text:p>55.7766</text:p>
          </table:table-cell>
          <table:table-cell office:value-type="float" office:value="4.805371437">
            <text:p>4.805371437</text:p>
          </table:table-cell>
          <table:table-cell office:value-type="float" office:value="-0.0505940727">
            <text:p>-0.0505940727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ANI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.744">
            <text:p>19.7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8.28">
            <text:p>58.28</text:p>
          </table:table-cell>
          <table:table-cell office:value-type="float" office:value="2.715422811">
            <text:p>2.715422811</text:p>
          </table:table-cell>
          <table:table-cell office:value-type="float" office:value="0.7243033008">
            <text:p>0.724303300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ANI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.78287">
            <text:p>5.7828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1.6808">
            <text:p>51.6808</text:p>
          </table:table-cell>
          <table:table-cell office:value-type="float" office:value="2.6925909134">
            <text:p>2.6925909134</text:p>
          </table:table-cell>
          <table:table-cell office:value-type="float" office:value="0.7489968047">
            <text:p>0.7489968047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TARAZED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5.58029">
            <text:p>15.5802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7.7408">
            <text:p>47.7408</text:p>
          </table:table-cell>
          <table:table-cell office:value-type="float" office:value="5.1760342628">
            <text:p>5.1760342628</text:p>
          </table:table-cell>
          <table:table-cell office:value-type="float" office:value="0.1852363546">
            <text:p>0.1852363546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TAYGET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9826567299">
            <text:p>0.9826567299</text:p>
          </table:table-cell>
          <table:table-cell office:value-type="float" office:value="0.4270335866">
            <text:p>0.4270335866</text:p>
          </table:table-cell>
          <table:table-cell office:value-type="float" office:value="4.3">
            <text:p>4.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TEGMEN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.14767855">
            <text:p>2.14767855</text:p>
          </table:table-cell>
          <table:table-cell office:value-type="float" office:value="0.3080118279">
            <text:p>0.3080118279</text:p>
          </table:table-cell>
          <table:table-cell office:value-type="float" office:value="4.67">
            <text:p>4.6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EJAT POSTE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7.62686">
            <text:p>57.6268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8.8979">
            <text:p>48.8979</text:p>
          </table:table-cell>
          <table:table-cell office:value-type="float" office:value="1.6709801792">
            <text:p>1.6709801792</text:p>
          </table:table-cell>
          <table:table-cell office:value-type="float" office:value="0.3929361454">
            <text:p>0.3929361454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TEJAT P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2.6">
            <text:p>52.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4.5">
            <text:p>24.5</text:p>
          </table:table-cell>
          <table:table-cell office:value-type="float" office:value="1.6357121757">
            <text:p>1.6357121757</text:p>
          </table:table-cell>
          <table:table-cell office:value-type="float" office:value="0.3928177641">
            <text:p>0.3928177641</text:p>
          </table:table-cell>
          <table:table-cell office:value-type="float" office:value="3.5">
            <text:p>3.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TERTI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0829">
            <text:p>4.0829</text:p>
          </table:table-cell>
          <table:table-cell office:value-type="float" office:value="-15">
            <text:p>-15</text:p>
          </table:table-cell>
          <table:table-cell office:value-type="float" office:value="56">
            <text:p>56</text:p>
          </table:table-cell>
          <table:table-cell office:value-type="float" office:value="14.928">
            <text:p>14.928</text:p>
          </table:table-cell>
          <table:table-cell office:value-type="float" office:value="0.4540825224">
            <text:p>0.4540825224</text:p>
          </table:table-cell>
          <table:table-cell office:value-type="float" office:value="-0.2781615005">
            <text:p>-0.2781615005</text:p>
          </table:table-cell>
          <table:table-cell office:value-type="float" office:value="3.5">
            <text:p>3.5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TH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.8">
            <text:p>55.8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.4483178465">
            <text:p>1.4483178465</text:p>
          </table:table-cell>
          <table:table-cell office:value-type="float" office:value="-0.1274332761">
            <text:p>-0.1274332761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HANIH AL ADZARI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47211">
            <text:p>1.47211</text:p>
          </table:table-cell>
          <table:table-cell office:value-type="float" office:value="-23">
            <text:p>-23</text:p>
          </table:table-cell>
          <table:table-cell office:value-type="float" office:value="49">
            <text:p>49</text:p>
          </table:table-cell>
          <table:table-cell office:value-type="float" office:value="59.8523">
            <text:p>59.8523</text:p>
          </table:table-cell>
          <table:table-cell office:value-type="float" office:value="1.8457927388">
            <text:p>1.8457927388</text:p>
          </table:table-cell>
          <table:table-cell office:value-type="float" office:value="-0.4159694223">
            <text:p>-0.41596942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H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HU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.3498">
            <text:p>23.349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3.062">
            <text:p>33.062</text:p>
          </table:table-cell>
          <table:table-cell office:value-type="float" office:value="3.6843427671">
            <text:p>3.6843427671</text:p>
          </table:table-cell>
          <table:table-cell office:value-type="float" office:value="1.123570551">
            <text:p>1.123570551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float" office:value="3.85">
            <text:p>3.85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IEN KW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8.68542">
            <text:p>38.6854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.1588">
            <text:p>33.1588</text:p>
          </table:table-cell>
          <table:table-cell office:value-type="float" office:value="1.4732531779">
            <text:p>1.4732531779</text:p>
          </table:table-cell>
          <table:table-cell office:value-type="float" office:value="0.369007007">
            <text:p>0.369007007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ORCULARIS SEPTENTRIONALIS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.4598651691">
            <text:p>0.4598651691</text:p>
          </table:table-cell>
          <table:table-cell office:value-type="float" office:value="0.1598333744">
            <text:p>0.1598333744</text:p>
          </table:table-cell>
          <table:table-cell office:value-type="float" office:value="4.26">
            <text:p>4.26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RAPEZIU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TUREI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.64882">
            <text:p>32.64882</text:p>
          </table:table-cell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15.5679">
            <text:p>15.5679</text:p>
          </table:table-cell>
          <table:table-cell office:value-type="float" office:value="2.1273126535">
            <text:p>2.1273126535</text:p>
          </table:table-cell>
          <table:table-cell office:value-type="float" office:value="-0.4241904835">
            <text:p>-0.4241904835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YL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.3521">
            <text:p>10.35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549">
            <text:p>4.549</text:p>
          </table:table-cell>
          <table:table-cell office:value-type="float" office:value="5.1843807044">
            <text:p>5.1843807044</text:p>
          </table:table-cell>
          <table:table-cell office:value-type="float" office:value="1.2264067419">
            <text:p>1.226406741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UKDAH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.4833780872">
            <text:p>2.4833780872</text:p>
          </table:table-cell>
          <table:table-cell office:value-type="float" office:value="0.0483262277">
            <text:p>0.0483262277</text:p>
          </table:table-cell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UNUKALHAI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6.07431">
            <text:p>16.074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.2633">
            <text:p>32.2633</text:p>
          </table:table-cell>
          <table:table-cell office:value-type="float" office:value="4.1201459915">
            <text:p>4.1201459915</text:p>
          </table:table-cell>
          <table:table-cell office:value-type="float" office:value="0.1121483772">
            <text:p>0.1121483772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URODELU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58.1">
            <text:p>58.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3893648969">
            <text:p>4.3893648969</text:p>
          </table:table-cell>
          <table:table-cell office:value-type="float" office:value="1.431819637">
            <text:p>1.431819637</text:p>
          </table:table-cell>
          <table:table-cell office:value-type="float" office:value="4.21">
            <text:p>4.21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USHAKARO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0.9039496528">
            <text:p>0.9039496528</text:p>
          </table:table-cell>
          <table:table-cell office:value-type="float" office:value="0.1698690176">
            <text:p>0.1698690176</text:p>
          </table:table-cell>
          <table:table-cell office:value-type="float" office:value="3.73">
            <text:p>3.7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VEGA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6.33635">
            <text:p>56.336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.2802">
            <text:p>1.2802</text:p>
          </table:table-cell>
          <table:table-cell office:value-type="float" office:value="4.873565508">
            <text:p>4.873565508</text:p>
          </table:table-cell>
          <table:table-cell office:value-type="float" office:value="0.6769030681">
            <text:p>0.6769030681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VINDIEMATRIX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.59785">
            <text:p>10.5978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2.9415">
            <text:p>32.9415</text:p>
          </table:table-cell>
          <table:table-cell office:value-type="float" office:value="3.412889385">
            <text:p>3.412889385</text:p>
          </table:table-cell>
          <table:table-cell office:value-type="float" office:value="0.191273258">
            <text:p>0.191273258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WASAT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37978">
            <text:p>7.3797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56.3377">
            <text:p>56.3377</text:p>
          </table:table-cell>
          <table:table-cell office:value-type="float" office:value="1.9203988499">
            <text:p>1.9203988499</text:p>
          </table:table-cell>
          <table:table-cell office:value-type="float" office:value="0.3836637919">
            <text:p>0.3836637919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WAZN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7.5929">
            <text:p>57.5929</text:p>
          </table:table-cell>
          <table:table-cell office:value-type="float" office:value="-35">
            <text:p>-35</text:p>
          </table:table-cell>
          <table:table-cell office:value-type="float" office:value="46">
            <text:p>46</text:p>
          </table:table-cell>
          <table:table-cell office:value-type="float" office:value="5.9152">
            <text:p>5.9152</text:p>
          </table:table-cell>
          <table:table-cell office:value-type="float" office:value="1.5313513694">
            <text:p>1.5313513694</text:p>
          </table:table-cell>
          <table:table-cell office:value-type="float" office:value="-0.6242747735">
            <text:p>-0.6242747735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WEZE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48608">
            <text:p>23.48608</text:p>
          </table:table-cell>
          <table:table-cell office:value-type="float" office:value="-26">
            <text:p>-26</text:p>
          </table:table-cell>
          <table:table-cell office:value-type="float" office:value="23">
            <text:p>23</text:p>
          </table:table-cell>
          <table:table-cell office:value-type="float" office:value="35.5474">
            <text:p>35.5474</text:p>
          </table:table-cell>
          <table:table-cell office:value-type="float" office:value="1.8692102556">
            <text:p>1.8692102556</text:p>
          </table:table-cell>
          <table:table-cell office:value-type="float" office:value="-0.460648373">
            <text:p>-0.460648373</text:p>
          </table:table-cell>
          <table:table-cell office:value-type="float" office:value="1.84">
            <text:p>1.84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XESTUS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.58553">
            <text:p>17.58553</text:p>
          </table:table-cell>
          <table:table-cell office:value-type="float" office:value="-52">
            <text:p>-52</text:p>
          </table:table-cell>
          <table:table-cell office:value-type="float" office:value="55">
            <text:p>55</text:p>
          </table:table-cell>
          <table:table-cell office:value-type="float" office:value="18.8002">
            <text:p>18.8002</text:p>
          </table:table-cell>
          <table:table-cell office:value-type="float" office:value="2.2702068834">
            <text:p>2.2702068834</text:p>
          </table:table-cell>
          <table:table-cell office:value-type="float" office:value="-0.9236612085">
            <text:p>-0.9236612085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YED POSTE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28974">
            <text:p>19.28974</text:p>
          </table:table-cell>
          <table:table-cell office:value-type="float" office:value="-4">
            <text:p>-4</text:p>
          </table:table-cell>
          <table:table-cell office:value-type="float" office:value="41">
            <text:p>41</text:p>
          </table:table-cell>
          <table:table-cell office:value-type="float" office:value="33.0345">
            <text:p>33.0345</text:p>
          </table:table-cell>
          <table:table-cell office:value-type="float" office:value="4.2687328106">
            <text:p>4.2687328106</text:p>
          </table:table-cell>
          <table:table-cell office:value-type="float" office:value="-0.0818997424">
            <text:p>-0.0818997424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YED P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.73853">
            <text:p>20.73853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39.5612">
            <text:p>39.5612</text:p>
          </table:table-cell>
          <table:table-cell office:value-type="float" office:value="4.2513848771">
            <text:p>4.2513848771</text:p>
          </table:table-cell>
          <table:table-cell office:value-type="float" office:value="-0.0644780922">
            <text:p>-0.064478092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YILDUN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.25">
            <text:p>11.25</text:p>
          </table:table-cell>
          <table:table-cell office:value-type="float" office:value="4.5911540472">
            <text:p>4.5911540472</text:p>
          </table:table-cell>
          <table:table-cell office:value-type="float" office:value="1.5112187856">
            <text:p>1.5112187856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ZANIAH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4.35783">
            <text:p>54.35783</text:p>
          </table:table-cell>
          <table:table-cell office:value-type="string">
            <text:p>neg</text:p>
          </table:table-cell>
          <table:table-cell office:value-type="float" office:value="40">
            <text:p>40</text:p>
          </table:table-cell>
          <table:table-cell office:value-type="float" office:value="0.5095">
            <text:p>0.5095</text:p>
          </table:table-cell>
          <table:table-cell office:value-type="float" office:value="3.228448806">
            <text:p>3.228448806</text:p>
          </table:table-cell>
          <table:table-cell office:value-type="float" office:value="-0.0116379985">
            <text:p>-0.011637998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ZAURAK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.76695">
            <text:p>1.7669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30.6698">
            <text:p>30.6698</text:p>
          </table:table-cell>
          <table:table-cell office:value-type="float" office:value="1.0385994012">
            <text:p>1.0385994012</text:p>
          </table:table-cell>
          <table:table-cell office:value-type="float" office:value="-0.2357681404">
            <text:p>-0.2357681404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ZAVAJA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.71824">
            <text:p>41.7182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2.991">
            <text:p>52.991</text:p>
          </table:table-cell>
          <table:table-cell office:value-type="float" office:value="3.1009932583">
            <text:p>3.1009932583</text:p>
          </table:table-cell>
          <table:table-cell office:value-type="float" office:value="0.0308001695">
            <text:p>0.0308001695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ZOSM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0142">
            <text:p>6.5014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.3853">
            <text:p>25.3853</text:p>
          </table:table-cell>
          <table:table-cell office:value-type="float" office:value="2.9413525862">
            <text:p>2.9413525862</text:p>
          </table:table-cell>
          <table:table-cell office:value-type="float" office:value="0.3582064563">
            <text:p>0.358206456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ZUBEN ELAKRAB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1.54">
            <text:p>31.54</text:p>
          </table:table-cell>
          <table:table-cell office:value-type="float" office:value="-14">
            <text:p>-14</text:p>
          </table:table-cell>
          <table:table-cell office:value-type="float" office:value="27">
            <text:p>27</text:p>
          </table:table-cell>
          <table:table-cell office:value-type="float" office:value="22.4">
            <text:p>22.4</text:p>
          </table:table-cell>
          <table:table-cell office:value-type="float" office:value="4.0820007801">
            <text:p>4.0820007801</text:p>
          </table:table-cell>
          <table:table-cell office:value-type="float" office:value="-0.2523086752">
            <text:p>-0.2523086752</text:p>
          </table:table-cell>
          <table:table-cell office:value-type="float" office:value="3.91">
            <text:p>3.9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ZUBEN ELAKRI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.1501747951">
            <text:p>4.1501747951</text:p>
          </table:table-cell>
          <table:table-cell office:value-type="float" office:value="-0.1486826597">
            <text:p>-0.1486826597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ZUBENELGENU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.18097">
            <text:p>41.18097</text:p>
          </table:table-cell>
          <table:table-cell office:value-type="float" office:value="-15">
            <text:p>-15</text:p>
          </table:table-cell>
          <table:table-cell office:value-type="float" office:value="59">
            <text:p>59</text:p>
          </table:table-cell>
          <table:table-cell office:value-type="float" office:value="50.0482">
            <text:p>50.0482</text:p>
          </table:table-cell>
          <table:table-cell office:value-type="float" office:value="3.8863523503">
            <text:p>3.8863523503</text:p>
          </table:table-cell>
          <table:table-cell office:value-type="float" office:value="-0.2792044326">
            <text:p>-0.2792044326</text:p>
          </table:table-cell>
          <table:table-cell office:value-type="float" office:value="2.7">
            <text:p>2.7</text:p>
          </table:table-cell>
          <table:table-cell office:value-type="string">
            <text:p>F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ZUBENESCHEMAL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41382">
            <text:p>0.41382</text:p>
          </table:table-cell>
          <table:table-cell office:value-type="float" office:value="-9">
            <text:p>-9</text:p>
          </table:table-cell>
          <table:table-cell office:value-type="float" office:value="22">
            <text:p>22</text:p>
          </table:table-cell>
          <table:table-cell office:value-type="float" office:value="58.4919">
            <text:p>58.4919</text:p>
          </table:table-cell>
          <table:table-cell office:value-type="float" office:value="4.001197404">
            <text:p>4.001197404</text:p>
          </table:table-cell>
          <table:table-cell office:value-type="float" office:value="-0.16376275">
            <text:p>-0.16376275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38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11:12:50</dc:date>
    <dc:creator>Mike Lynch</dc:creator>
    <meta:generator>LibreOffice/3.5$Linux_X86_64 LibreOffice_project/350m1$Build-2</meta:generator>
    <meta:editing-duration>PT1H41M41S</meta:editing-duration>
    <meta:editing-cycles>9</meta:editing-cycles>
    <meta:document-statistic meta:table-count="1" meta:cell-count="6390" meta:object-count="0"/>
  </office:meta>
</office:document-meta>
</file>